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8.4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4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1" table:default-cell-style-name="ce3"/>
        <table:table-row table:style-name="ro1">
          <table:table-cell table:style-name="ce1" office:value-type="string" calcext:value-type="string">
            <text:p>Landkreis/Kreis/(Stadt)</text:p>
          </table:table-cell>
          <table:table-cell table:style-name="ce1" office:value-type="string" calcext:value-type="string">
            <text:p>Einwohner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Starnberg" xlink:type="simple">Starnberg</text:a></text:p>
          </table:table-cell>
          <table:table-cell office:value-type="float" office:value="136667" calcext:value-type="float">
            <text:p>136667</text:p>
          </table:table-cell>
        </table:table-row>
        <table:table-row table:style-name="ro1">
          <table:table-cell office:value-type="string" calcext:value-type="string">
            <text:p><text:a xlink:href="https://de.wikipedia.org/wiki/Heilbronn" xlink:type="simple">Heilbronn</text:a>, Stadt</text:p>
          </table:table-cell>
          <table:table-cell office:value-type="float" office:value="126592" calcext:value-type="float">
            <text:p>126592</text:p>
          </table:table-cell>
        </table:table-row>
        <table:table-row table:style-name="ro2">
          <table:table-cell office:value-type="string" calcext:value-type="string">
            <text:p><text:a xlink:href="https://de.wikipedia.org/wiki/Hochtaunuskreis" xlink:type="simple">Hochtaunuskreis</text:a></text:p>
          </table:table-cell>
          <table:table-cell office:value-type="float" office:value="236914" calcext:value-type="float">
            <text:p>236914</text:p>
          </table:table-cell>
        </table:table-row>
        <table:table-row table:style-name="ro1">
          <table:table-cell office:value-type="string" calcext:value-type="string">
            <text:p><text:a xlink:href="https://de.wikipedia.org/wiki/Landkreis_München" xlink:type="simple">München</text:a>, Landkreis</text:p>
          </table:table-cell>
          <table:table-cell office:value-type="float" office:value="350473" calcext:value-type="float">
            <text:p>350473</text:p>
          </table:table-cell>
        </table:table-row>
        <table:table-row table:style-name="ro1">
          <table:table-cell office:value-type="string" calcext:value-type="string">
            <text:p><text:a xlink:href="https://de.wikipedia.org/wiki/München" xlink:type="simple">München</text:a>, Stadt</text:p>
          </table:table-cell>
          <table:table-cell office:value-type="float" office:value="1484226" calcext:value-type="float">
            <text:p>1484226</text:p>
          </table:table-cell>
        </table:table-row>
        <table:table-row table:style-name="ro2">
          <table:table-cell office:value-type="string" calcext:value-type="string">
            <text:p><text:a xlink:href="https://de.wikipedia.org/wiki/Ulm" xlink:type="simple">Ulm</text:a>, Stadt</text:p>
          </table:table-cell>
          <table:table-cell office:value-type="float" office:value="126790" calcext:value-type="float">
            <text:p>126790</text:p>
          </table:table-cell>
        </table:table-row>
        <table:table-row table:style-name="ro1">
          <table:table-cell office:value-type="string" calcext:value-type="string">
            <text:p><text:a xlink:href="https://de.wikipedia.org/wiki/Baden-Baden" xlink:type="simple">Baden-Baden</text:a>, Stadt</text:p>
          </table:table-cell>
          <table:table-cell office:value-type="float" office:value="55185" calcext:value-type="float">
            <text:p>55185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Miesbach" xlink:type="simple">Miesbach</text:a></text:p>
          </table:table-cell>
          <table:table-cell office:value-type="float" office:value="100010" calcext:value-type="float">
            <text:p>100010</text:p>
          </table:table-cell>
        </table:table-row>
        <table:table-row table:style-name="ro2">
          <table:table-cell office:value-type="string" calcext:value-type="string">
            <text:p><text:a xlink:href="https://de.wikipedia.org/wiki/Kreis_Olpe" xlink:type="simple">Olpe</text:a></text:p>
          </table:table-cell>
          <table:table-cell office:value-type="float" office:value="133955" calcext:value-type="float">
            <text:p>133955</text:p>
          </table:table-cell>
        </table:table-row>
        <table:table-row table:style-name="ro1">
          <table:table-cell office:value-type="string" calcext:value-type="string">
            <text:p><text:a xlink:href="https://de.wikipedia.org/wiki/Memmingen" xlink:type="simple">Memmingen</text:a>, Stadt</text:p>
          </table:table-cell>
          <table:table-cell office:value-type="float" office:value="44100" calcext:value-type="float">
            <text:p>44100</text:p>
          </table:table-cell>
        </table:table-row>
        <table:table-row table:style-name="ro2">
          <table:table-cell office:value-type="string" calcext:value-type="string">
            <text:p><text:a xlink:href="https://de.wikipedia.org/wiki/Main-Taunus-Kreis" xlink:type="simple">Main-Taunus-Kreis</text:a></text:p>
          </table:table-cell>
          <table:table-cell office:value-type="float" office:value="238558" calcext:value-type="float">
            <text:p>238558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Ebersberg" xlink:type="simple">Ebersberg</text:a></text:p>
          </table:table-cell>
          <table:table-cell office:value-type="float" office:value="143649" calcext:value-type="float">
            <text:p>143649</text:p>
          </table:table-cell>
        </table:table-row>
        <table:table-row table:style-name="ro2">
          <table:table-cell office:value-type="string" calcext:value-type="string">
            <text:p><text:a xlink:href="https://de.wikipedia.org/wiki/Bodenseekreis" xlink:type="simple">Bodenseekreis</text:a></text:p>
          </table:table-cell>
          <table:table-cell office:value-type="float" office:value="217470" calcext:value-type="float">
            <text:p>217470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Bad_Dürkheim" xlink:type="simple">Bad Dürkheim</text:a></text:p>
          </table:table-cell>
          <table:table-cell office:value-type="float" office:value="132671" calcext:value-type="float">
            <text:p>132671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Bad_Tölz-Wolfratshausen" xlink:type="simple">Bad Tölz-Wolfratshausen</text:a></text:p>
          </table:table-cell>
          <table:table-cell office:value-type="float" office:value="127917" calcext:value-type="float">
            <text:p>127917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Lörrach" xlink:type="simple">Lörrach</text:a></text:p>
          </table:table-cell>
          <table:table-cell office:value-type="float" office:value="228736" calcext:value-type="float">
            <text:p>228736</text:p>
          </table:table-cell>
        </table:table-row>
        <table:table-row table:style-name="ro2">
          <table:table-cell office:value-type="string" calcext:value-type="string">
            <text:p><text:a xlink:href="https://de.wikipedia.org/wiki/Rhein-Pfalz-Kreis" xlink:type="simple">Rhein-Pfalz-Kreis</text:a></text:p>
          </table:table-cell>
          <table:table-cell office:value-type="float" office:value="154609" calcext:value-type="float">
            <text:p>154609</text:p>
          </table:table-cell>
        </table:table-row>
        <table:table-row table:style-name="ro1">
          <table:table-cell office:value-type="string" calcext:value-type="string">
            <text:p><text:a xlink:href="https://de.wikipedia.org/wiki/Schwabach" xlink:type="simple">Schwabach</text:a>, Stadt</text:p>
          </table:table-cell>
          <table:table-cell office:value-type="float" office:value="40981" calcext:value-type="float">
            <text:p>40981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Mainz-Bingen" xlink:type="simple">Mainz-Bingen</text:a></text:p>
          </table:table-cell>
          <table:table-cell office:value-type="float" office:value="211417" calcext:value-type="float">
            <text:p>211417</text:p>
          </table:table-cell>
        </table:table-row>
        <table:table-row table:style-name="ro1">
          <table:table-cell office:value-type="string" calcext:value-type="string">
            <text:p><text:a xlink:href="https://de.wikipedia.org/wiki/Neustadt_an_der_Weinstraße" xlink:type="simple">Neustadt an der Weinstraße</text:a>, Stadt</text:p>
          </table:table-cell>
          <table:table-cell office:value-type="float" office:value="53264" calcext:value-type="float">
            <text:p>53264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Tuttlingen" xlink:type="simple">Tuttlingen</text:a></text:p>
          </table:table-cell>
          <table:table-cell office:value-type="float" office:value="140766" calcext:value-type="float">
            <text:p>140766</text:p>
          </table:table-cell>
        </table:table-row>
        <table:table-row table:style-name="ro2">
          <table:table-cell office:value-type="string" calcext:value-type="string">
            <text:p><text:a xlink:href="https://de.wikipedia.org/wiki/Rheinisch-Bergischer_Kreis" xlink:type="simple">Rheinisch-Bergischer Kreis</text:a></text:p>
          </table:table-cell>
          <table:table-cell office:value-type="float" office:value="283271" calcext:value-type="float">
            <text:p>283271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Ludwigsburg" xlink:type="simple">Ludwigsburg</text:a></text:p>
          </table:table-cell>
          <table:table-cell office:value-type="float" office:value="545423" calcext:value-type="float">
            <text:p>545423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Erlangen-Höchstadt" xlink:type="simple">Erlangen-Höchstadt</text:a></text:p>
          </table:table-cell>
          <table:table-cell office:value-type="float" office:value="137262" calcext:value-type="float">
            <text:p>137262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Coburg" xlink:type="simple">Coburg</text:a></text:p>
          </table:table-cell>
          <table:table-cell office:value-type="float" office:value="86747" calcext:value-type="float">
            <text:p>86747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Fürstenfeldbruck" xlink:type="simple">Fürstenfeldbruck</text:a></text:p>
          </table:table-cell>
          <table:table-cell office:value-type="float" office:value="219311" calcext:value-type="float">
            <text:p>219311</text:p>
          </table:table-cell>
        </table:table-row>
        <table:table-row table:style-name="ro2">
          <table:table-cell office:value-type="string" calcext:value-type="string">
            <text:p><text:a xlink:href="https://de.wikipedia.org/wiki/Zollernalbkreis" xlink:type="simple">Zollernalbkreis</text:a></text:p>
          </table:table-cell>
          <table:table-cell office:value-type="float" office:value="189363" calcext:value-type="float">
            <text:p>189363</text:p>
          </table:table-cell>
        </table:table-row>
        <table:table-row table:style-name="ro2">
          <table:table-cell office:value-type="string" calcext:value-type="string">
            <text:p><text:a xlink:href="https://de.wikipedia.org/wiki/Kreis_Mettmann" xlink:type="simple">Mettmann</text:a></text:p>
          </table:table-cell>
          <table:table-cell office:value-type="float" office:value="485570" calcext:value-type="float">
            <text:p>485570</text:p>
          </table:table-cell>
        </table:table-row>
        <table:table-row table:style-name="ro1">
          <table:table-cell office:value-type="string" calcext:value-type="string">
            <text:p><text:a xlink:href="https://de.wikipedia.org/wiki/Stuttgart" xlink:type="simple">Stuttgart</text:a>, Stadt</text:p>
          </table:table-cell>
          <table:table-cell office:value-type="float" office:value="635911" calcext:value-type="float">
            <text:p>635911</text:p>
          </table:table-cell>
        </table:table-row>
        <table:table-row table:style-name="ro2">
          <table:table-cell office:value-type="string" calcext:value-type="string">
            <text:p><text:a xlink:href="https://de.wikipedia.org/wiki/Kreis_Stormarn" xlink:type="simple">Stormarn</text:a></text:p>
          </table:table-cell>
          <table:table-cell office:value-type="float" office:value="244156" calcext:value-type="float">
            <text:p>244156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Nürnberger_Land" xlink:type="simple">Nürnberger Land</text:a></text:p>
          </table:table-cell>
          <table:table-cell office:value-type="float" office:value="170792" calcext:value-type="float">
            <text:p>170792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Unterallgäu" xlink:type="simple">Unterallgäu</text:a></text:p>
          </table:table-cell>
          <table:table-cell office:value-type="float" office:value="145341" calcext:value-type="float">
            <text:p>145341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Esslingen" xlink:type="simple">Esslingen</text:a></text:p>
          </table:table-cell>
          <table:table-cell office:value-type="float" office:value="535024" calcext:value-type="float">
            <text:p>535024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Pfaffenhofen_an_der_Ilm" xlink:type="simple">Pfaffenhofen an der Ilm</text:a></text:p>
          </table:table-cell>
          <table:table-cell office:value-type="float" office:value="128227" calcext:value-type="float">
            <text:p>128227</text:p>
          </table:table-cell>
        </table:table-row>
        <table:table-row table:style-name="ro1">
          <table:table-cell office:value-type="string" calcext:value-type="string">
            <text:p><text:a xlink:href="https://de.wikipedia.org/wiki/Düsseldorf" xlink:type="simple">Düsseldorf</text:a>, Stadt</text:p>
          </table:table-cell>
          <table:table-cell office:value-type="float" office:value="621877" calcext:value-type="float">
            <text:p>621877</text:p>
          </table:table-cell>
        </table:table-row>
        <table:table-row table:style-name="ro2">
          <table:table-cell office:value-type="string" calcext:value-type="string">
            <text:p><text:a xlink:href="https://de.wikipedia.org/wiki/Enzkreis" xlink:type="simple">Enzkreis</text:a></text:p>
          </table:table-cell>
          <table:table-cell office:value-type="float" office:value="199556" calcext:value-type="float">
            <text:p>199556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Harburg" xlink:type="simple">Harburg</text:a></text:p>
          </table:table-cell>
          <table:table-cell office:value-type="float" office:value="254431" calcext:value-type="float">
            <text:p>254431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Aichach-Friedberg" xlink:type="simple">Aichach-Friedberg</text:a></text:p>
          </table:table-cell>
          <table:table-cell office:value-type="float" office:value="134655" calcext:value-type="float">
            <text:p>134655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Landsberg_am_Lech" xlink:type="simple">Landsberg am Lech</text:a></text:p>
          </table:table-cell>
          <table:table-cell office:value-type="float" office:value="120302" calcext:value-type="float">
            <text:p>120302</text:p>
          </table:table-cell>
        </table:table-row>
        <table:table-row table:style-name="ro2">
          <table:table-cell office:value-type="string" calcext:value-type="string">
            <text:p><text:a xlink:href="https://de.wikipedia.org/wiki/Rheingau-Taunus-Kreis" xlink:type="simple">Rheingau-Taunus-Kreis</text:a></text:p>
          </table:table-cell>
          <table:table-cell office:value-type="float" office:value="187160" calcext:value-type="float">
            <text:p>187160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Lindau_(Bodensee)" xlink:type="simple">Lindau (Bodensee)</text:a></text:p>
          </table:table-cell>
          <table:table-cell office:value-type="float" office:value="81981" calcext:value-type="float">
            <text:p>81981</text:p>
          </table:table-cell>
        </table:table-row>
        <table:table-row table:style-name="ro2">
          <table:table-cell office:value-type="string" calcext:value-type="string">
            <text:p><text:a xlink:href="https://de.wikipedia.org/wiki/Rems-Murr-Kreis" xlink:type="simple">Rems-Murr-Kreis</text:a></text:p>
          </table:table-cell>
          <table:table-cell office:value-type="float" office:value="427248" calcext:value-type="float">
            <text:p>427248</text:p>
          </table:table-cell>
        </table:table-row>
        <table:table-row table:style-name="ro2">
          <table:table-cell office:value-type="string" calcext:value-type="string">
            <text:p><text:a xlink:href="https://de.wikipedia.org/wiki/Rhein-Kreis_Neuss" xlink:type="simple">Rhein-Kreis Neuss</text:a></text:p>
          </table:table-cell>
          <table:table-cell office:value-type="float" office:value="451730" calcext:value-type="float">
            <text:p>451730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Rosenheim" xlink:type="simple">Rosenheim</text:a></text:p>
          </table:table-cell>
          <table:table-cell office:value-type="float" office:value="261330" calcext:value-type="float">
            <text:p>261330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Böblingen" xlink:type="simple">Böblingen</text:a></text:p>
          </table:table-cell>
          <table:table-cell office:value-type="float" office:value="392807" calcext:value-type="float">
            <text:p>392807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Rottweil" xlink:type="simple">Rottweil</text:a></text:p>
          </table:table-cell>
          <table:table-cell office:value-type="float" office:value="139878" calcext:value-type="float">
            <text:p>139878</text:p>
          </table:table-cell>
        </table:table-row>
        <table:table-row table:style-name="ro1">
          <table:table-cell office:value-type="string" calcext:value-type="string">
            <text:p><text:a xlink:href="https://de.wikipedia.org/wiki/Hamburg" xlink:type="simple">Hamburg</text:a>, Stadt</text:p>
          </table:table-cell>
          <table:table-cell office:value-type="float" office:value="1899160" calcext:value-type="float">
            <text:p>1899160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Dachau" xlink:type="simple">Dachau</text:a></text:p>
          </table:table-cell>
          <table:table-cell office:value-type="float" office:value="154899" calcext:value-type="float">
            <text:p>154899</text:p>
          </table:table-cell>
        </table:table-row>
        <table:table-row table:style-name="ro2">
          <table:table-cell office:value-type="string" calcext:value-type="string">
            <text:p><text:a xlink:href="https://de.wikipedia.org/wiki/Kreis_Nordfriesland" xlink:type="simple">Nordfriesland</text:a></text:p>
          </table:table-cell>
          <table:table-cell office:value-type="float" office:value="165951" calcext:value-type="float">
            <text:p>165951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Fürth" xlink:type="simple">Fürth</text:a></text:p>
          </table:table-cell>
          <table:table-cell office:value-type="float" office:value="117853" calcext:value-type="float">
            <text:p>117853</text:p>
          </table:table-cell>
        </table:table-row>
        <table:table-row table:style-name="ro2">
          <table:table-cell office:value-type="string" calcext:value-type="string">
            <text:p><text:a xlink:href="https://de.wikipedia.org/wiki/Kreis_Gütersloh" xlink:type="simple">Gütersloh</text:a></text:p>
          </table:table-cell>
          <table:table-cell office:value-type="float" office:value="364938" calcext:value-type="float">
            <text:p>364938</text:p>
          </table:table-cell>
        </table:table-row>
        <table:table-row table:style-name="ro2">
          <table:table-cell office:value-type="string" calcext:value-type="string">
            <text:p><text:a xlink:href="https://de.wikipedia.org/wiki/Ennepe-Ruhr-Kreis" xlink:type="simple">Ennepe-Ruhr-Kreis</text:a></text:p>
          </table:table-cell>
          <table:table-cell office:value-type="float" office:value="324106" calcext:value-type="float">
            <text:p>324106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Erding" xlink:type="simple">Erding</text:a></text:p>
          </table:table-cell>
          <table:table-cell office:value-type="float" office:value="138182" calcext:value-type="float">
            <text:p>138182</text:p>
          </table:table-cell>
        </table:table-row>
        <table:table-row table:style-name="ro2">
          <table:table-cell office:value-type="string" calcext:value-type="string">
            <text:p><text:a xlink:href="https://de.wikipedia.org/wiki/Märkischer_Kreis" xlink:type="simple">Märkischer Kreis</text:a></text:p>
          </table:table-cell>
          <table:table-cell office:value-type="float" office:value="410222" calcext:value-type="float">
            <text:p>410222</text:p>
          </table:table-cell>
        </table:table-row>
        <table:table-row table:style-name="ro2">
          <table:table-cell office:value-type="string" calcext:value-type="string">
            <text:p><text:a xlink:href="https://de.wikipedia.org/wiki/Kreis_Pinneberg" xlink:type="simple">Pinneberg</text:a></text:p>
          </table:table-cell>
          <table:table-cell office:value-type="float" office:value="316103" calcext:value-type="float">
            <text:p>316103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Heilbronn" xlink:type="simple">Heilbronn</text:a></text:p>
          </table:table-cell>
          <table:table-cell office:value-type="float" office:value="344456" calcext:value-type="float">
            <text:p>344456</text:p>
          </table:table-cell>
        </table:table-row>
        <table:table-row table:style-name="ro2">
          <table:table-cell office:value-type="string" calcext:value-type="string">
            <text:p><text:a xlink:href="https://de.wikipedia.org/wiki/Westerwaldkreis" xlink:type="simple">Westerwaldkreis</text:a></text:p>
          </table:table-cell>
          <table:table-cell office:value-type="float" office:value="201904" calcext:value-type="float">
            <text:p>201904</text:p>
          </table:table-cell>
        </table:table-row>
        <table:table-row table:style-name="ro1">
          <table:table-cell office:value-type="string" calcext:value-type="string">
            <text:p><text:a xlink:href="https://de.wikipedia.org/wiki/Wolfsburg" xlink:type="simple">Wolfsburg</text:a>, Stadt</text:p>
          </table:table-cell>
          <table:table-cell office:value-type="float" office:value="124371" calcext:value-type="float">
            <text:p>124371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Donau-Ries" xlink:type="simple">Donau-Ries</text:a></text:p>
          </table:table-cell>
          <table:table-cell office:value-type="float" office:value="133783" calcext:value-type="float">
            <text:p>133783</text:p>
          </table:table-cell>
        </table:table-row>
        <table:table-row table:style-name="ro2">
          <table:table-cell office:value-type="string" calcext:value-type="string">
            <text:p><text:a xlink:href="https://de.wikipedia.org/wiki/Rhein-Neckar-Kreis" xlink:type="simple">Rhein-Neckar-Kreis</text:a></text:p>
          </table:table-cell>
          <table:table-cell office:value-type="float" office:value="548355" calcext:value-type="float">
            <text:p>548355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Augsburg" xlink:type="simple">Augsburg</text:a></text:p>
          </table:table-cell>
          <table:table-cell office:value-type="float" office:value="253468" calcext:value-type="float">
            <text:p>253468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Karlsruhe" xlink:type="simple">Karlsruhe</text:a></text:p>
          </table:table-cell>
          <table:table-cell office:value-type="float" office:value="445101" calcext:value-type="float">
            <text:p>445101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Göppingen" xlink:type="simple">Göppingen</text:a></text:p>
          </table:table-cell>
          <table:table-cell office:value-type="float" office:value="258145" calcext:value-type="float">
            <text:p>258145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Freudenstadt" xlink:type="simple">Freudenstadt</text:a></text:p>
          </table:table-cell>
          <table:table-cell office:value-type="float" office:value="118243" calcext:value-type="float">
            <text:p>118243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Breisgau-Hochschwarzwald" xlink:type="simple">Breisgau-Hochschwarzwald</text:a></text:p>
          </table:table-cell>
          <table:table-cell office:value-type="float" office:value="262795" calcext:value-type="float">
            <text:p>262795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Reutlingen" xlink:type="simple">Reutlingen</text:a></text:p>
          </table:table-cell>
          <table:table-cell office:value-type="float" office:value="287034" calcext:value-type="float">
            <text:p>287034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Garmisch-Partenkirchen" xlink:type="simple">Garmisch-Partenkirchen</text:a></text:p>
          </table:table-cell>
          <table:table-cell office:value-type="float" office:value="88424" calcext:value-type="float">
            <text:p>88424</text:p>
          </table:table-cell>
        </table:table-row>
        <table:table-row table:style-name="ro1">
          <table:table-cell office:value-type="string" calcext:value-type="string">
            <text:p><text:a xlink:href="https://de.wikipedia.org/wiki/Aschaffenburg" xlink:type="simple">Aschaffenburg</text:a>, Stadt</text:p>
          </table:table-cell>
          <table:table-cell office:value-type="float" office:value="71002" calcext:value-type="float">
            <text:p>71002</text:p>
          </table:table-cell>
        </table:table-row>
        <table:table-row table:style-name="ro2">
          <table:table-cell office:value-type="string" calcext:value-type="string">
            <text:p><text:a xlink:href="https://de.wikipedia.org/wiki/Coburg" xlink:type="simple">Coburg</text:a>, Stadt</text:p>
          </table:table-cell>
          <table:table-cell office:value-type="float" office:value="41072" calcext:value-type="float">
            <text:p>41072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Traunstein" xlink:type="simple">Traunstein</text:a></text:p>
          </table:table-cell>
          <table:table-cell office:value-type="float" office:value="177319" calcext:value-type="float">
            <text:p>177319</text:p>
          </table:table-cell>
        </table:table-row>
        <table:table-row table:style-name="ro2">
          <table:table-cell office:value-type="string" calcext:value-type="string">
            <text:p><text:a xlink:href="https://de.wikipedia.org/wiki/Ostalbkreis" xlink:type="simple">Ostalbkreis</text:a></text:p>
          </table:table-cell>
          <table:table-cell office:value-type="float" office:value="314025" calcext:value-type="float">
            <text:p>314025</text:p>
          </table:table-cell>
        </table:table-row>
        <table:table-row table:style-name="ro2">
          <table:table-cell office:value-type="string" calcext:value-type="string">
            <text:p><text:a xlink:href="https://de.wikipedia.org/wiki/Speyer" xlink:type="simple">Speyer</text:a>, Stadt</text:p>
          </table:table-cell>
          <table:table-cell office:value-type="float" office:value="50561" calcext:value-type="float">
            <text:p>50561</text:p>
          </table:table-cell>
        </table:table-row>
        <table:table-row table:style-name="ro2">
          <table:table-cell office:value-type="string" calcext:value-type="string">
            <text:p><text:a xlink:href="https://de.wikipedia.org/wiki/Schwarzwald-Baar-Kreis" xlink:type="simple">Schwarzwald-Baar-Kreis</text:a></text:p>
          </table:table-cell>
          <table:table-cell office:value-type="float" office:value="212506" calcext:value-type="float">
            <text:p>212506</text:p>
          </table:table-cell>
        </table:table-row>
        <table:table-row table:style-name="ro1">
          <table:table-cell office:value-type="string" calcext:value-type="string">
            <text:p><text:a xlink:href="https://de.wikipedia.org/wiki/Landshut" xlink:type="simple">Landshut</text:a>, Stadt</text:p>
          </table:table-cell>
          <table:table-cell office:value-type="float" office:value="73411" calcext:value-type="float">
            <text:p>73411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Eichstätt" xlink:type="simple">Eichstätt</text:a></text:p>
          </table:table-cell>
          <table:table-cell office:value-type="float" office:value="132881" calcext:value-type="float">
            <text:p>132881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Waldshut" xlink:type="simple">Waldshut</text:a></text:p>
          </table:table-cell>
          <table:table-cell office:value-type="float" office:value="171003" calcext:value-type="float">
            <text:p>171003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Aschaffenburg" xlink:type="simple">Aschaffenburg</text:a></text:p>
          </table:table-cell>
          <table:table-cell office:value-type="float" office:value="174200" calcext:value-type="float">
            <text:p>174200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Kitzingen" xlink:type="simple">Kitzingen</text:a></text:p>
          </table:table-cell>
          <table:table-cell office:value-type="float" office:value="91155" calcext:value-type="float">
            <text:p>91155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Darmstadt-Dieburg" xlink:type="simple">Darmstadt-Dieburg</text:a></text:p>
          </table:table-cell>
          <table:table-cell office:value-type="float" office:value="297844" calcext:value-type="float">
            <text:p>297844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Weilheim-Schongau" xlink:type="simple">Weilheim-Schongau</text:a></text:p>
          </table:table-cell>
          <table:table-cell office:value-type="float" office:value="135478" calcext:value-type="float">
            <text:p>135478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Konstanz" xlink:type="simple">Konstanz</text:a></text:p>
          </table:table-cell>
          <table:table-cell office:value-type="float" office:value="286305" calcext:value-type="float">
            <text:p>286305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Roth" xlink:type="simple">Roth</text:a></text:p>
          </table:table-cell>
          <table:table-cell office:value-type="float" office:value="126749" calcext:value-type="float">
            <text:p>126749</text:p>
          </table:table-cell>
        </table:table-row>
        <table:table-row table:style-name="ro1">
          <table:table-cell office:value-type="string" calcext:value-type="string">
            <text:p><text:a xlink:href="https://de.wikipedia.org/wiki/Erlangen" xlink:type="simple">Erlangen</text:a>, Stadt</text:p>
          </table:table-cell>
          <table:table-cell office:value-type="float" office:value="112528" calcext:value-type="float">
            <text:p>112528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Oberallgäu" xlink:type="simple">Oberallgäu</text:a></text:p>
          </table:table-cell>
          <table:table-cell office:value-type="float" office:value="156008" calcext:value-type="float">
            <text:p>156008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Offenbach" xlink:type="simple">Offenbach</text:a></text:p>
          </table:table-cell>
          <table:table-cell office:value-type="float" office:value="355813" calcext:value-type="float">
            <text:p>355813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Neu-Ulm" xlink:type="simple">Neu-Ulm</text:a></text:p>
          </table:table-cell>
          <table:table-cell office:value-type="float" office:value="175204" calcext:value-type="float">
            <text:p>175204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Südliche_Weinstraße" xlink:type="simple">Südliche Weinstraße</text:a></text:p>
          </table:table-cell>
          <table:table-cell office:value-type="float" office:value="110521" calcext:value-type="float">
            <text:p>110521</text:p>
          </table:table-cell>
        </table:table-row>
        <table:table-row table:style-name="ro1">
          <table:table-cell office:value-type="string" calcext:value-type="string">
            <text:p><text:a xlink:href="https://de.wikipedia.org/wiki/Würzburg" xlink:type="simple">Würzburg</text:a>, Stadt</text:p>
          </table:table-cell>
          <table:table-cell office:value-type="float" office:value="127934" calcext:value-type="float">
            <text:p>127934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Günzburg" xlink:type="simple">Günzburg</text:a></text:p>
          </table:table-cell>
          <table:table-cell office:value-type="float" office:value="127027" calcext:value-type="float">
            <text:p>127027</text:p>
          </table:table-cell>
        </table:table-row>
        <table:table-row table:style-name="ro1">
          <table:table-cell office:value-type="string" calcext:value-type="string">
            <text:p><text:a xlink:href="https://de.wikipedia.org/wiki/Solingen" xlink:type="simple">Solingen</text:a>, Stadt</text:p>
          </table:table-cell>
          <table:table-cell office:value-type="float" office:value="159245" calcext:value-type="float">
            <text:p>159245</text:p>
          </table:table-cell>
        </table:table-row>
        <table:table-row table:style-name="ro2">
          <table:table-cell office:value-type="string" calcext:value-type="string">
            <text:p><text:a xlink:href="https://de.wikipedia.org/wiki/Kreis_Bergstraße" xlink:type="simple">Bergstraße</text:a></text:p>
          </table:table-cell>
          <table:table-cell office:value-type="float" office:value="270340" calcext:value-type="float">
            <text:p>270340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Ostallgäu" xlink:type="simple">Ostallgäu</text:a></text:p>
          </table:table-cell>
          <table:table-cell office:value-type="float" office:value="141182" calcext:value-type="float">
            <text:p>141182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Calw" xlink:type="simple">Calw</text:a></text:p>
          </table:table-cell>
          <table:table-cell office:value-type="float" office:value="159201" calcext:value-type="float">
            <text:p>159201</text:p>
          </table:table-cell>
        </table:table-row>
        <table:table-row table:style-name="ro2">
          <table:table-cell office:value-type="string" calcext:value-type="string">
            <text:p><text:a xlink:href="https://de.wikipedia.org/wiki/Hohenlohekreis" xlink:type="simple">Hohenlohekreis</text:a></text:p>
          </table:table-cell>
          <table:table-cell office:value-type="float" office:value="112655" calcext:value-type="float">
            <text:p>112655</text:p>
          </table:table-cell>
        </table:table-row>
        <table:table-row table:style-name="ro2">
          <table:table-cell office:value-type="string" calcext:value-type="string">
            <text:p><text:a xlink:href="https://de.wikipedia.org/wiki/Rhein-Hunsrück-Kreis" xlink:type="simple">Rhein-Hunsrück-Kreis</text:a></text:p>
          </table:table-cell>
          <table:table-cell office:value-type="float" office:value="103163" calcext:value-type="float">
            <text:p>103163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Freising" xlink:type="simple">Freising</text:a></text:p>
          </table:table-cell>
          <table:table-cell office:value-type="float" office:value="180007" calcext:value-type="float">
            <text:p>180007</text:p>
          </table:table-cell>
        </table:table-row>
        <table:table-row table:style-name="ro1">
          <table:table-cell office:value-type="string" calcext:value-type="string">
            <text:p><text:a xlink:href="https://de.wikipedia.org/wiki/Heidelberg" xlink:type="simple">Heidelberg</text:a>, Stadt</text:p>
          </table:table-cell>
          <table:table-cell office:value-type="float" office:value="161485" calcext:value-type="float">
            <text:p>161485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Forchheim" xlink:type="simple">Forchheim</text:a></text:p>
          </table:table-cell>
          <table:table-cell office:value-type="float" office:value="116203" calcext:value-type="float">
            <text:p>116203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Dillingen_an_der_Donau" xlink:type="simple">Dillingen an der Donau</text:a></text:p>
          </table:table-cell>
          <table:table-cell office:value-type="float" office:value="96562" calcext:value-type="float">
            <text:p>96562</text:p>
          </table:table-cell>
        </table:table-row>
        <table:table-row table:style-name="ro2">
          <table:table-cell office:value-type="string" calcext:value-type="string">
            <text:p><text:a xlink:href="https://de.wikipedia.org/wiki/Hochsauerlandkreis" xlink:type="simple">Hochsauerlandkreis</text:a></text:p>
          </table:table-cell>
          <table:table-cell office:value-type="float" office:value="259777" calcext:value-type="float">
            <text:p>259777</text:p>
          </table:table-cell>
        </table:table-row>
        <table:table-row table:style-name="ro2">
          <table:table-cell office:value-type="string" calcext:value-type="string">
            <text:p><text:a xlink:href="https://de.wikipedia.org/wiki/Kreis_Rendsburg-Eckernförde" xlink:type="simple">Rendsburg-Eckernförde</text:a></text:p>
          </table:table-cell>
          <table:table-cell office:value-type="float" office:value="274098" calcext:value-type="float">
            <text:p>274098</text:p>
          </table:table-cell>
        </table:table-row>
        <table:table-row table:style-name="ro2">
          <table:table-cell office:value-type="string" calcext:value-type="string">
            <text:p><text:a xlink:href="https://de.wikipedia.org/wiki/Kreis_Siegen-Wittgenstein" xlink:type="simple">Siegen-Wittgenstein</text:a></text:p>
          </table:table-cell>
          <table:table-cell office:value-type="float" office:value="276944" calcext:value-type="float">
            <text:p>276944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Gifhorn" xlink:type="simple">Gifhorn</text:a></text:p>
          </table:table-cell>
          <table:table-cell office:value-type="float" office:value="176523" calcext:value-type="float">
            <text:p>176523</text:p>
          </table:table-cell>
        </table:table-row>
        <table:table-row table:style-name="ro1">
          <table:table-cell office:value-type="string" calcext:value-type="string">
            <text:p><text:a xlink:href="https://de.wikipedia.org/wiki/Mülheim_an_der_Ruhr" xlink:type="simple">Mülheim an der Ruhr</text:a>, Stadt</text:p>
          </table:table-cell>
          <table:table-cell office:value-type="float" office:value="170632" calcext:value-type="float">
            <text:p>170632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Verden" xlink:type="simple">Verden</text:a></text:p>
          </table:table-cell>
          <table:table-cell office:value-type="float" office:value="137133" calcext:value-type="float">
            <text:p>137133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Schwäbisch_Hall" xlink:type="simple">Schwäbisch Hall</text:a></text:p>
          </table:table-cell>
          <table:table-cell office:value-type="float" office:value="196761" calcext:value-type="float">
            <text:p>196761</text:p>
          </table:table-cell>
        </table:table-row>
        <table:table-row table:style-name="ro2">
          <table:table-cell office:value-type="string" calcext:value-type="string">
            <text:p><text:a xlink:href="https://de.wikipedia.org/wiki/Fürth" xlink:type="simple">Fürth</text:a>, Stadt</text:p>
          </table:table-cell>
          <table:table-cell office:value-type="float" office:value="128497" calcext:value-type="float">
            <text:p>128497</text:p>
          </table:table-cell>
        </table:table-row>
        <table:table-row table:style-name="ro2">
          <table:table-cell office:value-type="string" calcext:value-type="string">
            <text:p><text:a xlink:href="https://de.wikipedia.org/wiki/Bonn" xlink:type="simple">Bonn</text:a>, Stadt</text:p>
          </table:table-cell>
          <table:table-cell office:value-type="float" office:value="329673" calcext:value-type="float">
            <text:p>329673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Dingolfing-Landau" xlink:type="simple">Dingolfing-Landau</text:a></text:p>
          </table:table-cell>
          <table:table-cell office:value-type="float" office:value="96683" calcext:value-type="float">
            <text:p>96683</text:p>
          </table:table-cell>
        </table:table-row>
        <table:table-row table:style-name="ro2">
          <table:table-cell office:value-type="string" calcext:value-type="string">
            <text:p><text:a xlink:href="https://de.wikipedia.org/wiki/Kreis_Coesfeld" xlink:type="simple">Coesfeld</text:a></text:p>
          </table:table-cell>
          <table:table-cell office:value-type="float" office:value="220586" calcext:value-type="float">
            <text:p>220586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Regensburg" xlink:type="simple">Regensburg</text:a></text:p>
          </table:table-cell>
          <table:table-cell office:value-type="float" office:value="194070" calcext:value-type="float">
            <text:p>194070</text:p>
          </table:table-cell>
        </table:table-row>
        <table:table-row table:style-name="ro2">
          <table:table-cell office:value-type="string" calcext:value-type="string">
            <text:p><text:a xlink:href="https://de.wikipedia.org/wiki/Rhein-Sieg-Kreis" xlink:type="simple">Rhein-Sieg-Kreis</text:a></text:p>
          </table:table-cell>
          <table:table-cell office:value-type="float" office:value="600764" calcext:value-type="float">
            <text:p>600764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Biberach" xlink:type="simple">Biberach</text:a></text:p>
          </table:table-cell>
          <table:table-cell office:value-type="float" office:value="201282" calcext:value-type="float">
            <text:p>201282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Ravensburg" xlink:type="simple">Ravensburg</text:a></text:p>
          </table:table-cell>
          <table:table-cell office:value-type="float" office:value="285424" calcext:value-type="float">
            <text:p>285424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Ahrweiler" xlink:type="simple">Ahrweiler</text:a></text:p>
          </table:table-cell>
          <table:table-cell office:value-type="float" office:value="130086" calcext:value-type="float">
            <text:p>130086</text:p>
          </table:table-cell>
        </table:table-row>
        <table:table-row table:style-name="ro2">
          <table:table-cell office:value-type="string" calcext:value-type="string">
            <text:p><text:a xlink:href="https://de.wikipedia.org/wiki/Kreis_Herzogtum_Lauenburg" xlink:type="simple">Herzogtum Lauenburg</text:a></text:p>
          </table:table-cell>
          <table:table-cell office:value-type="float" office:value="198019" calcext:value-type="float">
            <text:p>198019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Landshut" xlink:type="simple">Landshut</text:a></text:p>
          </table:table-cell>
          <table:table-cell office:value-type="float" office:value="159895" calcext:value-type="float">
            <text:p>159895</text:p>
          </table:table-cell>
        </table:table-row>
        <table:table-row table:style-name="ro2">
          <table:table-cell office:value-type="string" calcext:value-type="string">
            <text:p><text:a xlink:href="https://de.wikipedia.org/wiki/Kreis_Segeberg" xlink:type="simple">Segeberg</text:a></text:p>
          </table:table-cell>
          <table:table-cell office:value-type="float" office:value="277175" calcext:value-type="float">
            <text:p>277175</text:p>
          </table:table-cell>
        </table:table-row>
        <table:table-row table:style-name="ro1">
          <table:table-cell office:value-type="string" calcext:value-type="string">
            <text:p><text:a xlink:href="https://de.wikipedia.org/wiki/Ingolstadt" xlink:type="simple">Ingolstadt</text:a>, Stadt</text:p>
          </table:table-cell>
          <table:table-cell office:value-type="float" office:value="137392" calcext:value-type="float">
            <text:p>137392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Neumarkt_in_der_Oberpfalz" xlink:type="simple">Neumarkt in der Oberpfalz</text:a></text:p>
          </table:table-cell>
          <table:table-cell office:value-type="float" office:value="134573" calcext:value-type="float">
            <text:p>134573</text:p>
          </table:table-cell>
        </table:table-row>
        <table:table-row table:style-name="ro2">
          <table:table-cell office:value-type="string" calcext:value-type="string">
            <text:p><text:a xlink:href="https://de.wikipedia.org/wiki/Wetteraukreis" xlink:type="simple">Wetteraukreis</text:a></text:p>
          </table:table-cell>
          <table:table-cell office:value-type="float" office:value="308339" calcext:value-type="float">
            <text:p>308339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Mühldorf_am_Inn" xlink:type="simple">Mühldorf am Inn</text:a></text:p>
          </table:table-cell>
          <table:table-cell office:value-type="float" office:value="115872" calcext:value-type="float">
            <text:p>115872</text:p>
          </table:table-cell>
        </table:table-row>
        <table:table-row table:style-name="ro2">
          <table:table-cell office:value-type="string" calcext:value-type="string">
            <text:p><text:a xlink:href="https://de.wikipedia.org/wiki/Main-Kinzig-Kreis" xlink:type="simple">Main-Kinzig-Kreis</text:a></text:p>
          </table:table-cell>
          <table:table-cell office:value-type="float" office:value="420552" calcext:value-type="float">
            <text:p>420552</text:p>
          </table:table-cell>
        </table:table-row>
        <table:table-row table:style-name="ro1">
          <table:table-cell office:value-type="string" calcext:value-type="string">
            <text:p><text:a xlink:href="https://de.wikipedia.org/wiki/Wiesbaden" xlink:type="simple">Wiesbaden</text:a>, Stadt</text:p>
          </table:table-cell>
          <table:table-cell office:value-type="float" office:value="278474" calcext:value-type="float">
            <text:p>278474</text:p>
          </table:table-cell>
        </table:table-row>
        <table:table-row table:style-name="ro2">
          <table:table-cell office:value-type="string" calcext:value-type="string">
            <text:p><text:a xlink:href="https://de.wikipedia.org/wiki/Alb-Donau-Kreis" xlink:type="simple">Alb-Donau-Kreis</text:a></text:p>
          </table:table-cell>
          <table:table-cell office:value-type="float" office:value="197076" calcext:value-type="float">
            <text:p>197076</text:p>
          </table:table-cell>
        </table:table-row>
        <table:table-row table:style-name="ro2">
          <table:table-cell office:value-type="string" calcext:value-type="string">
            <text:p><text:a xlink:href="https://de.wikipedia.org/wiki/Lahn-Dill-Kreis" xlink:type="simple">Lahn-Dill-Kreis</text:a></text:p>
          </table:table-cell>
          <table:table-cell office:value-type="float" office:value="253319" calcext:value-type="float">
            <text:p>253319</text:p>
          </table:table-cell>
        </table:table-row>
        <table:table-row table:style-name="ro1">
          <table:table-cell office:value-type="string" calcext:value-type="string">
            <text:p><text:a xlink:href="https://de.wikipedia.org/wiki/Pforzheim" xlink:type="simple">Pforzheim</text:a>, Stadt</text:p>
          </table:table-cell>
          <table:table-cell office:value-type="float" office:value="125957" calcext:value-type="float">
            <text:p>125957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Altötting" xlink:type="simple">Altötting</text:a></text:p>
          </table:table-cell>
          <table:table-cell office:value-type="float" office:value="111516" calcext:value-type="float">
            <text:p>111516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Rastatt" xlink:type="simple">Rastatt</text:a></text:p>
          </table:table-cell>
          <table:table-cell office:value-type="float" office:value="231420" calcext:value-type="float">
            <text:p>231420</text:p>
          </table:table-cell>
        </table:table-row>
        <table:table-row table:style-name="ro2">
          <table:table-cell office:value-type="string" calcext:value-type="string">
            <text:p><text:a xlink:href="https://de.wikipedia.org/wiki/Ortenaukreis" xlink:type="simple">Ortenaukreis</text:a></text:p>
          </table:table-cell>
          <table:table-cell office:value-type="float" office:value="430953" calcext:value-type="float">
            <text:p>430953</text:p>
          </table:table-cell>
        </table:table-row>
        <table:table-row table:style-name="ro2">
          <table:table-cell office:value-type="string" calcext:value-type="string">
            <text:p><text:a xlink:href="https://de.wikipedia.org/wiki/Saarpfalz-Kreis" xlink:type="simple">Saarpfalz-Kreis</text:a></text:p>
          </table:table-cell>
          <table:table-cell office:value-type="float" office:value="142196" calcext:value-type="float">
            <text:p>142196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Würzburg" xlink:type="simple">Würzburg</text:a></text:p>
          </table:table-cell>
          <table:table-cell office:value-type="float" office:value="162302" calcext:value-type="float">
            <text:p>162302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Emmendingen" xlink:type="simple">Emmendingen</text:a></text:p>
          </table:table-cell>
          <table:table-cell office:value-type="float" office:value="165383" calcext:value-type="float">
            <text:p>165383</text:p>
          </table:table-cell>
        </table:table-row>
        <table:table-row table:style-name="ro2">
          <table:table-cell office:value-type="string" calcext:value-type="string">
            <text:p><text:a xlink:href="https://de.wikipedia.org/wiki/Oberbergischer_Kreis" xlink:type="simple">Oberbergischer Kreis</text:a></text:p>
          </table:table-cell>
          <table:table-cell office:value-type="float" office:value="272057" calcext:value-type="float">
            <text:p>272057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Tübingen" xlink:type="simple">Tübingen</text:a></text:p>
          </table:table-cell>
          <table:table-cell office:value-type="float" office:value="228678" calcext:value-type="float">
            <text:p>228678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Neuwied" xlink:type="simple">Neuwied</text:a></text:p>
          </table:table-cell>
          <table:table-cell office:value-type="float" office:value="182811" calcext:value-type="float">
            <text:p>182811</text:p>
          </table:table-cell>
        </table:table-row>
        <table:table-row table:style-name="ro1">
          <table:table-cell office:value-type="string" calcext:value-type="string">
            <text:p><text:a xlink:href="https://de.wikipedia.org/wiki/Bielefeld" xlink:type="simple">Bielefeld</text:a>, Stadt</text:p>
          </table:table-cell>
          <table:table-cell office:value-type="float" office:value="334195" calcext:value-type="float">
            <text:p>334195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Bamberg" xlink:type="simple">Bamberg</text:a></text:p>
          </table:table-cell>
          <table:table-cell office:value-type="float" office:value="147163" calcext:value-type="float">
            <text:p>147163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Ansbach" xlink:type="simple">Ansbach</text:a></text:p>
          </table:table-cell>
          <table:table-cell office:value-type="float" office:value="184591" calcext:value-type="float">
            <text:p>184591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Helmstedt" xlink:type="simple">Helmstedt</text:a></text:p>
          </table:table-cell>
          <table:table-cell office:value-type="float" office:value="91297" calcext:value-type="float">
            <text:p>91297</text:p>
          </table:table-cell>
        </table:table-row>
        <table:table-row table:style-name="ro2">
          <table:table-cell office:value-type="string" calcext:value-type="string">
            <text:p><text:a xlink:href="https://de.wikipedia.org/wiki/Kreis_Warendorf" xlink:type="simple">Warendorf</text:a></text:p>
          </table:table-cell>
          <table:table-cell office:value-type="float" office:value="277840" calcext:value-type="float">
            <text:p>277840</text:p>
          </table:table-cell>
        </table:table-row>
        <table:table-row table:style-name="ro2">
          <table:table-cell office:value-type="string" calcext:value-type="string">
            <text:p><text:a xlink:href="https://de.wikipedia.org/wiki/Kreis_Ostholstein" xlink:type="simple">Ostholstein</text:a></text:p>
          </table:table-cell>
          <table:table-cell office:value-type="float" office:value="200539" calcext:value-type="float">
            <text:p>200539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Neuburg-Schrobenhausen" xlink:type="simple">Neuburg-Schrobenhausen</text:a></text:p>
          </table:table-cell>
          <table:table-cell office:value-type="float" office:value="97303" calcext:value-type="float">
            <text:p>97303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Miltenberg" xlink:type="simple">Miltenberg</text:a></text:p>
          </table:table-cell>
          <table:table-cell office:value-type="float" office:value="128743" calcext:value-type="float">
            <text:p>128743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Trier-Saarburg" xlink:type="simple">Trier-Saarburg</text:a></text:p>
          </table:table-cell>
          <table:table-cell office:value-type="float" office:value="149398" calcext:value-type="float">
            <text:p>149398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Bernkastel-Wittlich" xlink:type="simple">Bernkastel-Wittlich</text:a></text:p>
          </table:table-cell>
          <table:table-cell office:value-type="float" office:value="112483" calcext:value-type="float">
            <text:p>112483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Main-Spessart" xlink:type="simple">Main-Spessart</text:a></text:p>
          </table:table-cell>
          <table:table-cell office:value-type="float" office:value="126158" calcext:value-type="float">
            <text:p>126158</text:p>
          </table:table-cell>
        </table:table-row>
        <table:table-row table:style-name="ro2">
          <table:table-cell office:value-type="string" calcext:value-type="string">
            <text:p><text:a xlink:href="https://de.wikipedia.org/wiki/Kreis_Viersen" xlink:type="simple">Viersen</text:a></text:p>
          </table:table-cell>
          <table:table-cell office:value-type="float" office:value="298863" calcext:value-type="float">
            <text:p>298863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Diepholz" xlink:type="simple">Diepholz</text:a></text:p>
          </table:table-cell>
          <table:table-cell office:value-type="float" office:value="217089" calcext:value-type="float">
            <text:p>217089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Kulmbach" xlink:type="simple">Kulmbach</text:a></text:p>
          </table:table-cell>
          <table:table-cell office:value-type="float" office:value="71566" calcext:value-type="float">
            <text:p>71566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Südwestpfalz" xlink:type="simple">Südwestpfalz</text:a></text:p>
          </table:table-cell>
          <table:table-cell office:value-type="float" office:value="94831" calcext:value-type="float">
            <text:p>94831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Kelheim" xlink:type="simple">Kelheim</text:a></text:p>
          </table:table-cell>
          <table:table-cell office:value-type="float" office:value="123058" calcext:value-type="float">
            <text:p>123058</text:p>
          </table:table-cell>
        </table:table-row>
        <table:table-row table:style-name="ro1">
          <table:table-cell office:value-type="string" calcext:value-type="string">
            <text:p><text:a xlink:href="https://de.wikipedia.org/wiki/Remscheid" xlink:type="simple">Remscheid</text:a>, Stadt</text:p>
          </table:table-cell>
          <table:table-cell office:value-type="float" office:value="111338" calcext:value-type="float">
            <text:p>111338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Neustadt_an_der_Aisch-Bad_Windsheim" xlink:type="simple">Neustadt an der Aisch-Bad Windsheim</text:a></text:p>
          </table:table-cell>
          <table:table-cell office:value-type="float" office:value="101014" calcext:value-type="float">
            <text:p>101014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Oldenburg" xlink:type="simple">Oldenburg</text:a></text:p>
          </table:table-cell>
          <table:table-cell office:value-type="float" office:value="130890" calcext:value-type="float">
            <text:p>130890</text:p>
          </table:table-cell>
        </table:table-row>
        <table:table-row table:style-name="ro2">
          <table:table-cell office:value-type="string" calcext:value-type="string">
            <text:p><text:a xlink:href="https://de.wikipedia.org/wiki/Kreis_Plön" xlink:type="simple">Plön</text:a></text:p>
          </table:table-cell>
          <table:table-cell office:value-type="float" office:value="128686" calcext:value-type="float">
            <text:p>128686</text:p>
          </table:table-cell>
        </table:table-row>
        <table:table-row table:style-name="ro1">
          <table:table-cell office:value-type="string" calcext:value-type="string">
            <text:p><text:a xlink:href="https://de.wikipedia.org/wiki/Rosenheim" xlink:type="simple">Rosenheim</text:a>, Stadt</text:p>
          </table:table-cell>
          <table:table-cell office:value-type="float" office:value="63551" calcext:value-type="float">
            <text:p>63551</text:p>
          </table:table-cell>
        </table:table-row>
        <table:table-row table:style-name="ro2">
          <table:table-cell office:value-type="string" calcext:value-type="string">
            <text:p><text:a xlink:href="https://de.wikipedia.org/wiki/Kreis_Minden-Lübbecke" xlink:type="simple">Minden-Lübbecke</text:a></text:p>
          </table:table-cell>
          <table:table-cell office:value-type="float" office:value="310409" calcext:value-type="float">
            <text:p>310409</text:p>
          </table:table-cell>
        </table:table-row>
        <table:table-row table:style-name="ro1">
          <table:table-cell office:value-type="string" calcext:value-type="string">
            <text:p><text:a xlink:href="https://de.wikipedia.org/wiki/Münster" xlink:type="simple">Münster</text:a>, Stadt</text:p>
          </table:table-cell>
          <table:table-cell office:value-type="float" office:value="315293" calcext:value-type="float">
            <text:p>315293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Alzey-Worms" xlink:type="simple">Alzey-Worms</text:a></text:p>
          </table:table-cell>
          <table:table-cell office:value-type="float" office:value="129687" calcext:value-type="float">
            <text:p>129687</text:p>
          </table:table-cell>
        </table:table-row>
        <table:table-row table:style-name="ro2">
          <table:table-cell office:value-type="string" calcext:value-type="string">
            <text:p><text:a xlink:href="https://de.wikipedia.org/wiki/Kreis_Lippe" xlink:type="simple">Lippe</text:a></text:p>
          </table:table-cell>
          <table:table-cell office:value-type="float" office:value="347514" calcext:value-type="float">
            <text:p>347514</text:p>
          </table:table-cell>
        </table:table-row>
        <table:table-row table:style-name="ro2">
          <table:table-cell office:value-type="string" calcext:value-type="string">
            <text:p><text:a xlink:href="https://de.wikipedia.org/wiki/Main-Tauber-Kreis" xlink:type="simple">Main-Tauber-Kreis</text:a></text:p>
          </table:table-cell>
          <table:table-cell office:value-type="float" office:value="132399" calcext:value-type="float">
            <text:p>132399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Germersheim" xlink:type="simple">Germersheim</text:a></text:p>
          </table:table-cell>
          <table:table-cell office:value-type="float" office:value="129013" calcext:value-type="float">
            <text:p>129013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Berchtesgadener_Land" xlink:type="simple">Berchtesgadener Land</text:a></text:p>
          </table:table-cell>
          <table:table-cell office:value-type="float" office:value="105929" calcext:value-type="float">
            <text:p>105929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Wunsiedel_im_Fichtelgebirge" xlink:type="simple">Wunsiedel im Fichtelgebirge</text:a></text:p>
          </table:table-cell>
          <table:table-cell office:value-type="float" office:value="72655" calcext:value-type="float">
            <text:p>72655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Rottal-Inn" xlink:type="simple">Rottal-Inn</text:a></text:p>
          </table:table-cell>
          <table:table-cell office:value-type="float" office:value="121502" calcext:value-type="float">
            <text:p>121502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Kronach" xlink:type="simple">Kronach</text:a></text:p>
          </table:table-cell>
          <table:table-cell office:value-type="float" office:value="66743" calcext:value-type="float">
            <text:p>66743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Sigmaringen" xlink:type="simple">Sigmaringen</text:a></text:p>
          </table:table-cell>
          <table:table-cell office:value-type="float" office:value="130849" calcext:value-type="float">
            <text:p>130849</text:p>
          </table:table-cell>
        </table:table-row>
        <table:table-row table:style-name="ro2">
          <table:table-cell office:value-type="string" calcext:value-type="string">
            <text:p><text:a xlink:href="https://de.wikipedia.org/wiki/Kreis_Herford" xlink:type="simple">Herford</text:a></text:p>
          </table:table-cell>
          <table:table-cell office:value-type="float" office:value="250578" calcext:value-type="float">
            <text:p>250578</text:p>
          </table:table-cell>
        </table:table-row>
        <table:table-row table:style-name="ro1">
          <table:table-cell office:value-type="string" calcext:value-type="string">
            <text:p><text:a xlink:href="https://de.wikipedia.org/wiki/Karlsruhe" xlink:type="simple">Karlsruhe</text:a>, Stadt</text:p>
          </table:table-cell>
          <table:table-cell office:value-type="float" office:value="312060" calcext:value-type="float">
            <text:p>312060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Weißenburg-Gunzenhausen" xlink:type="simple">Weißenburg-Gunzenhausen</text:a></text:p>
          </table:table-cell>
          <table:table-cell office:value-type="float" office:value="94734" calcext:value-type="float">
            <text:p>94734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Fulda" xlink:type="simple">Fulda</text:a></text:p>
          </table:table-cell>
          <table:table-cell office:value-type="float" office:value="223145" calcext:value-type="float">
            <text:p>223145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Heidenheim" xlink:type="simple">Heidenheim</text:a></text:p>
          </table:table-cell>
          <table:table-cell office:value-type="float" office:value="132777" calcext:value-type="float">
            <text:p>132777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Kassel" xlink:type="simple">Kassel</text:a></text:p>
          </table:table-cell>
          <table:table-cell office:value-type="float" office:value="236764" calcext:value-type="float">
            <text:p>236764</text:p>
          </table:table-cell>
        </table:table-row>
        <table:table-row table:style-name="ro1">
          <table:table-cell office:value-type="string" calcext:value-type="string">
            <text:p><text:a xlink:href="https://de.wikipedia.org/wiki/Darmstadt" xlink:type="simple">Darmstadt</text:a>, Stadt</text:p>
          </table:table-cell>
          <table:table-cell office:value-type="float" office:value="159878" calcext:value-type="float">
            <text:p>159878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Stade" xlink:type="simple">Stade</text:a></text:p>
          </table:table-cell>
          <table:table-cell office:value-type="float" office:value="204512" calcext:value-type="float">
            <text:p>204512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Osnabrück" xlink:type="simple">Osnabrück</text:a></text:p>
          </table:table-cell>
          <table:table-cell office:value-type="float" office:value="358080" calcext:value-type="float">
            <text:p>358080</text:p>
          </table:table-cell>
        </table:table-row>
        <table:table-row table:style-name="ro1">
          <table:table-cell office:value-type="string" calcext:value-type="string">
            <text:p><text:a xlink:href="https://de.wikipedia.org/wiki/Kaufbeuren" xlink:type="simple">Kaufbeuren</text:a>, Stadt</text:p>
          </table:table-cell>
          <table:table-cell office:value-type="float" office:value="44398" calcext:value-type="float">
            <text:p>44398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Schweinfurt" xlink:type="simple">Schweinfurt</text:a></text:p>
          </table:table-cell>
          <table:table-cell office:value-type="float" office:value="115445" calcext:value-type="float">
            <text:p>115445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Mayen-Koblenz" xlink:type="simple">Mayen-Koblenz</text:a></text:p>
          </table:table-cell>
          <table:table-cell office:value-type="float" office:value="214434" calcext:value-type="float">
            <text:p>214434</text:p>
          </table:table-cell>
        </table:table-row>
        <table:table-row table:style-name="ro2">
          <table:table-cell office:value-type="string" calcext:value-type="string">
            <text:p><text:a xlink:href="https://de.wikipedia.org/wiki/Kreis_Schleswig-Flensburg" xlink:type="simple">Schleswig-Flensburg</text:a></text:p>
          </table:table-cell>
          <table:table-cell office:value-type="float" office:value="201156" calcext:value-type="float">
            <text:p>201156</text:p>
          </table:table-cell>
        </table:table-row>
        <table:table-row table:style-name="ro1">
          <table:table-cell office:value-type="string" calcext:value-type="string">
            <text:p><text:a xlink:href="https://de.wikipedia.org/wiki/Regensburg" xlink:type="simple">Regensburg</text:a>, Stadt</text:p>
          </table:table-cell>
          <table:table-cell office:value-type="float" office:value="153094" calcext:value-type="float">
            <text:p>153094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Osterholz" xlink:type="simple">Osterholz</text:a></text:p>
          </table:table-cell>
          <table:table-cell office:value-type="float" office:value="113928" calcext:value-type="float">
            <text:p>113928</text:p>
          </table:table-cell>
        </table:table-row>
        <table:table-row table:style-name="ro2">
          <table:table-cell office:value-type="string" calcext:value-type="string">
            <text:p><text:a xlink:href="https://de.wikipedia.org/wiki/Kreis_Soest" xlink:type="simple">Soest</text:a></text:p>
          </table:table-cell>
          <table:table-cell office:value-type="float" office:value="301785" calcext:value-type="float">
            <text:p>301785</text:p>
          </table:table-cell>
        </table:table-row>
        <table:table-row table:style-name="ro2">
          <table:table-cell office:value-type="string" calcext:value-type="string">
            <text:p><text:a xlink:href="https://de.wikipedia.org/wiki/Rhein-Erft-Kreis" xlink:type="simple">Rhein-Erft-Kreis</text:a></text:p>
          </table:table-cell>
          <table:table-cell office:value-type="float" office:value="470615" calcext:value-type="float">
            <text:p>470615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Straubing-Bogen" xlink:type="simple">Straubing-Bogen</text:a></text:p>
          </table:table-cell>
          <table:table-cell office:value-type="float" office:value="101120" calcext:value-type="float">
            <text:p>101120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Cochem-Zell" xlink:type="simple">Cochem-Zell</text:a></text:p>
          </table:table-cell>
          <table:table-cell office:value-type="float" office:value="61375" calcext:value-type="float">
            <text:p>61375</text:p>
          </table:table-cell>
        </table:table-row>
        <table:table-row table:style-name="ro1">
          <table:table-cell office:value-type="string" calcext:value-type="string">
            <text:p><text:a xlink:href="https://de.wikipedia.org/wiki/Nürnberg" xlink:type="simple">Nürnberg</text:a>, Stadt</text:p>
          </table:table-cell>
          <table:table-cell office:value-type="float" office:value="518370" calcext:value-type="float">
            <text:p>518370</text:p>
          </table:table-cell>
        </table:table-row>
        <table:table-row table:style-name="ro2">
          <table:table-cell office:value-type="string" calcext:value-type="string">
            <text:p><text:a xlink:href="https://de.wikipedia.org/wiki/Rhein-Lahn-Kreis" xlink:type="simple">Rhein-Lahn-Kreis</text:a></text:p>
          </table:table-cell>
          <table:table-cell office:value-type="float" office:value="122297" calcext:value-type="float">
            <text:p>122297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Deggendorf" xlink:type="simple">Deggendorf</text:a></text:p>
          </table:table-cell>
          <table:table-cell office:value-type="float" office:value="119478" calcext:value-type="float">
            <text:p>119478</text:p>
          </table:table-cell>
        </table:table-row>
        <table:table-row table:style-name="ro2">
          <table:table-cell office:value-type="string" calcext:value-type="string">
            <text:p><text:a xlink:href="https://de.wikipedia.org/wiki/Neckar-Odenwald-Kreis" xlink:type="simple">Neckar-Odenwald-Kreis</text:a></text:p>
          </table:table-cell>
          <table:table-cell office:value-type="float" office:value="143633" calcext:value-type="float">
            <text:p>143633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Potsdam-Mittelmark" xlink:type="simple">Potsdam-Mittelmark</text:a></text:p>
          </table:table-cell>
          <table:table-cell office:value-type="float" office:value="216566" calcext:value-type="float">
            <text:p>216566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Bad_Kissingen" xlink:type="simple">Bad Kissingen</text:a></text:p>
          </table:table-cell>
          <table:table-cell office:value-type="float" office:value="103235" calcext:value-type="float">
            <text:p>103235</text:p>
          </table:table-cell>
        </table:table-row>
        <table:table-row table:style-name="ro1">
          <table:table-cell office:value-type="string" calcext:value-type="string">
            <text:p><text:a xlink:href="https://de.wikipedia.org/wiki/Straubing" xlink:type="simple">Straubing</text:a>, Stadt</text:p>
          </table:table-cell>
          <table:table-cell office:value-type="float" office:value="47791" calcext:value-type="float">
            <text:p>47791</text:p>
          </table:table-cell>
        </table:table-row>
        <table:table-row table:style-name="ro1">
          <table:table-cell office:value-type="string" calcext:value-type="string">
            <text:p><text:a xlink:href="https://de.wikipedia.org/wiki/Frankfurt_am_Main" xlink:type="simple">Frankfurt am Main</text:a>, Stadt</text:p>
          </table:table-cell>
          <table:table-cell office:value-type="float" office:value="763380" calcext:value-type="float">
            <text:p>763380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Bad_Kreuznach" xlink:type="simple">Bad Kreuznach</text:a></text:p>
          </table:table-cell>
          <table:table-cell office:value-type="float" office:value="158345" calcext:value-type="float">
            <text:p>158345</text:p>
          </table:table-cell>
        </table:table-row>
        <table:table-row table:style-name="ro2">
          <table:table-cell office:value-type="string" calcext:value-type="string">
            <text:p><text:a xlink:href="https://de.wikipedia.org/wiki/Vogelsbergkreis" xlink:type="simple">Vogelsbergkreis</text:a></text:p>
          </table:table-cell>
          <table:table-cell office:value-type="float" office:value="105643" calcext:value-type="float">
            <text:p>105643</text:p>
          </table:table-cell>
        </table:table-row>
        <table:table-row table:style-name="ro2">
          <table:table-cell office:value-type="string" calcext:value-type="string">
            <text:p><text:a xlink:href="https://de.wikipedia.org/wiki/Köln" xlink:type="simple">Köln</text:a>, Stadt</text:p>
          </table:table-cell>
          <table:table-cell office:value-type="float" office:value="1087863" calcext:value-type="float">
            <text:p>1087863</text:p>
          </table:table-cell>
        </table:table-row>
        <table:table-row table:style-name="ro2">
          <table:table-cell office:value-type="string" calcext:value-type="string">
            <text:p><text:a xlink:href="https://de.wikipedia.org/wiki/Amberg" xlink:type="simple">Amberg</text:a>, Stadt</text:p>
          </table:table-cell>
          <table:table-cell office:value-type="float" office:value="42207" calcext:value-type="float">
            <text:p>42207</text:p>
          </table:table-cell>
        </table:table-row>
        <table:table-row table:style-name="ro2">
          <table:table-cell office:value-type="string" calcext:value-type="string">
            <text:p><text:a xlink:href="https://de.wikipedia.org/wiki/Kreis_Dithmarschen" xlink:type="simple">Dithmarschen</text:a></text:p>
          </table:table-cell>
          <table:table-cell office:value-type="float" office:value="133193" calcext:value-type="float">
            <text:p>133193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Wolfenbüttel" xlink:type="simple">Wolfenbüttel</text:a></text:p>
          </table:table-cell>
          <table:table-cell office:value-type="float" office:value="119622" calcext:value-type="float">
            <text:p>119622</text:p>
          </table:table-cell>
        </table:table-row>
        <table:table-row table:style-name="ro1">
          <table:table-cell office:value-type="string" calcext:value-type="string">
            <text:p><text:a xlink:href="https://de.wikipedia.org/wiki/Kempten_(Allgäu)" xlink:type="simple">Kempten (Allgäu)</text:a>, Stadt</text:p>
          </table:table-cell>
          <table:table-cell office:value-type="float" office:value="69151" calcext:value-type="float">
            <text:p>69151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Rhön-Grabfeld" xlink:type="simple">Rhön-Grabfeld</text:a></text:p>
          </table:table-cell>
          <table:table-cell office:value-type="float" office:value="79635" calcext:value-type="float">
            <text:p>79635</text:p>
          </table:table-cell>
        </table:table-row>
        <table:table-row table:style-name="ro2">
          <table:table-cell office:value-type="string" calcext:value-type="string">
            <text:p><text:a xlink:href="https://de.wikipedia.org/wiki/Kreis_Borken" xlink:type="simple">Borken</text:a></text:p>
          </table:table-cell>
          <table:table-cell office:value-type="float" office:value="371339" calcext:value-type="float">
            <text:p>371339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Ammerland" xlink:type="simple">Ammerland</text:a></text:p>
          </table:table-cell>
          <table:table-cell office:value-type="float" office:value="124859" calcext:value-type="float">
            <text:p>124859</text:p>
          </table:table-cell>
        </table:table-row>
        <table:table-row table:style-name="ro2">
          <table:table-cell office:value-type="string" calcext:value-type="string">
            <text:p><text:a xlink:href="https://de.wikipedia.org/wiki/Mainz" xlink:type="simple">Mainz</text:a>, Stadt</text:p>
          </table:table-cell>
          <table:table-cell office:value-type="float" office:value="218578" calcext:value-type="float">
            <text:p>218578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Bayreuth" xlink:type="simple">Bayreuth</text:a></text:p>
          </table:table-cell>
          <table:table-cell office:value-type="float" office:value="103664" calcext:value-type="float">
            <text:p>103664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Birkenfeld" xlink:type="simple">Birkenfeld</text:a></text:p>
          </table:table-cell>
          <table:table-cell office:value-type="float" office:value="80951" calcext:value-type="float">
            <text:p>80951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Vechta" xlink:type="simple">Vechta</text:a></text:p>
          </table:table-cell>
          <table:table-cell office:value-type="float" office:value="142814" calcext:value-type="float">
            <text:p>142814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Rotenburg_(Wümme)" xlink:type="simple">Rotenburg (Wümme)</text:a></text:p>
          </table:table-cell>
          <table:table-cell office:value-type="float" office:value="163782" calcext:value-type="float">
            <text:p>163782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Amberg-Sulzbach" xlink:type="simple">Amberg-Sulzbach</text:a></text:p>
          </table:table-cell>
          <table:table-cell office:value-type="float" office:value="103049" calcext:value-type="float">
            <text:p>103049</text:p>
          </table:table-cell>
        </table:table-row>
        <table:table-row table:style-name="ro1">
          <table:table-cell office:value-type="string" calcext:value-type="string">
            <text:p><text:a xlink:href="https://de.wikipedia.org/wiki/Braunschweig" xlink:type="simple">Braunschweig</text:a>, Stadt</text:p>
          </table:table-cell>
          <table:table-cell office:value-type="float" office:value="249406" calcext:value-type="float">
            <text:p>249406</text:p>
          </table:table-cell>
        </table:table-row>
        <table:table-row table:style-name="ro2">
          <table:table-cell office:value-type="string" calcext:value-type="string">
            <text:p><text:a xlink:href="https://de.wikipedia.org/wiki/Odenwaldkreis" xlink:type="simple">Odenwaldkreis</text:a></text:p>
          </table:table-cell>
          <table:table-cell office:value-type="float" office:value="96703" calcext:value-type="float">
            <text:p>96703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Schaumburg" xlink:type="simple">Schaumburg</text:a></text:p>
          </table:table-cell>
          <table:table-cell office:value-type="float" office:value="157820" calcext:value-type="float">
            <text:p>157820</text:p>
          </table:table-cell>
        </table:table-row>
        <table:table-row table:style-name="ro2">
          <table:table-cell office:value-type="string" calcext:value-type="string">
            <text:p><text:a xlink:href="https://de.wikipedia.org/wiki/Eifelkreis_Bitburg-Prüm" xlink:type="simple">Eifelkreis Bitburg-Prüm</text:a></text:p>
          </table:table-cell>
          <table:table-cell office:value-type="float" office:value="99058" calcext:value-type="float">
            <text:p>99058</text:p>
          </table:table-cell>
        </table:table-row>
        <table:table-row table:style-name="ro2">
          <table:table-cell office:value-type="string" calcext:value-type="string">
            <text:p><text:a xlink:href="https://de.wikipedia.org/wiki/Donnersbergkreis" xlink:type="simple">Donnersbergkreis</text:a></text:p>
          </table:table-cell>
          <table:table-cell office:value-type="float" office:value="75325" calcext:value-type="float">
            <text:p>75325</text:p>
          </table:table-cell>
        </table:table-row>
        <table:table-row table:style-name="ro2">
          <table:table-cell office:value-type="string" calcext:value-type="string">
            <text:p><text:a xlink:href="https://de.wikipedia.org/wiki/Kreis_Wesel" xlink:type="simple">Wesel</text:a></text:p>
          </table:table-cell>
          <table:table-cell office:value-type="float" office:value="459976" calcext:value-type="float">
            <text:p>459976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Hof" xlink:type="simple">Hof</text:a></text:p>
          </table:table-cell>
          <table:table-cell office:value-type="float" office:value="94801" calcext:value-type="float">
            <text:p>94801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St._Wendel" xlink:type="simple">St. Wendel</text:a></text:p>
          </table:table-cell>
          <table:table-cell office:value-type="float" office:value="87007" calcext:value-type="float">
            <text:p>87007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Limburg-Weilburg" xlink:type="simple">Limburg-Weilburg</text:a></text:p>
          </table:table-cell>
          <table:table-cell office:value-type="float" office:value="171912" calcext:value-type="float">
            <text:p>171912</text:p>
          </table:table-cell>
        </table:table-row>
        <table:table-row table:style-name="ro2">
          <table:table-cell office:value-type="string" calcext:value-type="string">
            <text:p><text:a xlink:href="https://de.wikipedia.org/wiki/Kreis_Steinfurt" xlink:type="simple">Steinfurt</text:a></text:p>
          </table:table-cell>
          <table:table-cell office:value-type="float" office:value="448220" calcext:value-type="float">
            <text:p>448220</text:p>
          </table:table-cell>
        </table:table-row>
        <table:table-row table:style-name="ro2">
          <table:table-cell office:value-type="string" calcext:value-type="string">
            <text:p><text:a xlink:href="https://de.wikipedia.org/wiki/Bremen" xlink:type="simple">Bremen</text:a>, Stadt</text:p>
          </table:table-cell>
          <table:table-cell office:value-type="float" office:value="567559" calcext:value-type="float">
            <text:p>567559</text:p>
          </table:table-cell>
        </table:table-row>
        <table:table-row table:style-name="ro1">
          <table:table-cell office:value-type="string" calcext:value-type="string">
            <text:p><text:a xlink:href="https://de.wikipedia.org/wiki/Freiburg_im_Breisgau" xlink:type="simple">Freiburg im Breisgau</text:a>, Stadt</text:p>
          </table:table-cell>
          <table:table-cell office:value-type="float" office:value="231195" calcext:value-type="float">
            <text:p>231195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Cham" xlink:type="simple">Cham</text:a></text:p>
          </table:table-cell>
          <table:table-cell office:value-type="float" office:value="127998" calcext:value-type="float">
            <text:p>127998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Hameln-Pyrmont" xlink:type="simple">Hameln-Pyrmont</text:a></text:p>
          </table:table-cell>
          <table:table-cell office:value-type="float" office:value="148549" calcext:value-type="float">
            <text:p>148549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Vulkaneifel" xlink:type="simple">Vulkaneifel</text:a></text:p>
          </table:table-cell>
          <table:table-cell office:value-type="float" office:value="60646" calcext:value-type="float">
            <text:p>60646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Northeim" xlink:type="simple">Northeim</text:a></text:p>
          </table:table-cell>
          <table:table-cell office:value-type="float" office:value="132285" calcext:value-type="float">
            <text:p>132285</text:p>
          </table:table-cell>
        </table:table-row>
        <table:table-row table:style-name="ro1">
          <table:table-cell office:value-type="string" calcext:value-type="string">
            <text:p><text:a xlink:href="https://de.wikipedia.org/wiki/Landau_in_der_Pfalz" xlink:type="simple">Landau in der Pfalz</text:a>, Stadt</text:p>
          </table:table-cell>
          <table:table-cell office:value-type="float" office:value="46881" calcext:value-type="float">
            <text:p>46881</text:p>
          </table:table-cell>
        </table:table-row>
        <table:table-row table:style-name="ro1">
          <table:table-cell office:value-type="string" calcext:value-type="string">
            <text:p><text:a xlink:href="https://de.wikipedia.org/wiki/Frankenthal_(Pfalz)" xlink:type="simple">Frankenthal (Pfalz)</text:a>, Stadt</text:p>
          </table:table-cell>
          <table:table-cell office:value-type="float" office:value="48762" calcext:value-type="float">
            <text:p>48762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Peine" xlink:type="simple">Peine</text:a></text:p>
          </table:table-cell>
          <table:table-cell office:value-type="float" office:value="134801" calcext:value-type="float">
            <text:p>134801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Altenkirchen_(Westerwald)" xlink:type="simple">Altenkirchen (Westerwald)</text:a></text:p>
          </table:table-cell>
          <table:table-cell office:value-type="float" office:value="128805" calcext:value-type="float">
            <text:p>128805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Lichtenfels" xlink:type="simple">Lichtenfels</text:a></text:p>
          </table:table-cell>
          <table:table-cell office:value-type="float" office:value="66776" calcext:value-type="float">
            <text:p>66776</text:p>
          </table:table-cell>
        </table:table-row>
        <table:table-row table:style-name="ro2">
          <table:table-cell office:value-type="string" calcext:value-type="string">
            <text:p><text:a xlink:href="https://de.wikipedia.org/wiki/Kreis_Höxter" xlink:type="simple">Höxter</text:a></text:p>
          </table:table-cell>
          <table:table-cell office:value-type="float" office:value="140251" calcext:value-type="float">
            <text:p>140251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Haßberge" xlink:type="simple">Haßberge</text:a></text:p>
          </table:table-cell>
          <table:table-cell office:value-type="float" office:value="84384" calcext:value-type="float">
            <text:p>84384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Passau" xlink:type="simple">Passau</text:a></text:p>
          </table:table-cell>
          <table:table-cell office:value-type="float" office:value="192656" calcext:value-type="float">
            <text:p>192656</text:p>
          </table:table-cell>
        </table:table-row>
        <table:table-row table:style-name="ro2">
          <table:table-cell office:value-type="string" calcext:value-type="string">
            <text:p><text:a xlink:href="https://de.wikipedia.org/wiki/Kreis_Steinburg" xlink:type="simple">Steinburg</text:a></text:p>
          </table:table-cell>
          <table:table-cell office:value-type="float" office:value="131013" calcext:value-type="float">
            <text:p>131013</text:p>
          </table:table-cell>
        </table:table-row>
        <table:table-row table:style-name="ro2">
          <table:table-cell office:value-type="string" calcext:value-type="string">
            <text:p><text:a xlink:href="https://de.wikipedia.org/wiki/Krefeld" xlink:type="simple">Krefeld</text:a>, Stadt</text:p>
          </table:table-cell>
          <table:table-cell office:value-type="float" office:value="227417" calcext:value-type="float">
            <text:p>227417</text:p>
          </table:table-cell>
        </table:table-row>
        <table:table-row table:style-name="ro1">
          <table:table-cell office:value-type="string" calcext:value-type="string">
            <text:p><text:a xlink:href="https://de.wikipedia.org/wiki/Schweinfurt" xlink:type="simple">Schweinfurt</text:a>, Stadt</text:p>
          </table:table-cell>
          <table:table-cell office:value-type="float" office:value="53426" calcext:value-type="float">
            <text:p>53426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Neustadt_an_der_Waldnaab" xlink:type="simple">Neustadt an der Waldnaab</text:a></text:p>
          </table:table-cell>
          <table:table-cell office:value-type="float" office:value="94450" calcext:value-type="float">
            <text:p>94450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Tirschenreuth" xlink:type="simple">Tirschenreuth</text:a></text:p>
          </table:table-cell>
          <table:table-cell office:value-type="float" office:value="72046" calcext:value-type="float">
            <text:p>72046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Waldeck-Frankenberg" xlink:type="simple">Waldeck-Frankenberg</text:a></text:p>
          </table:table-cell>
          <table:table-cell office:value-type="float" office:value="156406" calcext:value-type="float">
            <text:p>156406</text:p>
          </table:table-cell>
        </table:table-row>
        <table:table-row table:style-name="ro1">
          <table:table-cell office:value-type="string" calcext:value-type="string">
            <text:p><text:a xlink:href="https://de.wikipedia.org/wiki/Bamberg" xlink:type="simple">Bamberg</text:a>, Stadt</text:p>
          </table:table-cell>
          <table:table-cell office:value-type="float" office:value="77373" calcext:value-type="float">
            <text:p>77373</text:p>
          </table:table-cell>
        </table:table-row>
        <table:table-row table:style-name="ro1">
          <table:table-cell office:value-type="string" calcext:value-type="string">
            <text:p><text:a xlink:href="https://de.wikipedia.org/wiki/Koblenz" xlink:type="simple">Koblenz</text:a>, Stadt</text:p>
          </table:table-cell>
          <table:table-cell office:value-type="float" office:value="114052" calcext:value-type="float">
            <text:p>114052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Cuxhaven" xlink:type="simple">Cuxhaven</text:a></text:p>
          </table:table-cell>
          <table:table-cell office:value-type="float" office:value="198038" calcext:value-type="float">
            <text:p>198038</text:p>
          </table:table-cell>
        </table:table-row>
        <table:table-row table:style-name="ro1">
          <table:table-cell office:value-type="string" calcext:value-type="string">
            <text:p><text:a xlink:href="https://de.wikipedia.org/wiki/Region_Hannover" xlink:type="simple">Hannover</text:a>, Region</text:p>
          </table:table-cell>
          <table:table-cell office:value-type="float" office:value="1157115" calcext:value-type="float">
            <text:p>1157115</text:p>
          </table:table-cell>
        </table:table-row>
        <table:table-row table:style-name="ro2">
          <table:table-cell office:value-type="string" calcext:value-type="string">
            <text:p><text:a xlink:href="https://de.wikipedia.org/wiki/Kreis_Euskirchen" xlink:type="simple">Euskirchen</text:a></text:p>
          </table:table-cell>
          <table:table-cell office:value-type="float" office:value="193656" calcext:value-type="float">
            <text:p>193656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Kaiserslautern" xlink:type="simple">Kaiserslautern</text:a></text:p>
          </table:table-cell>
          <table:table-cell office:value-type="float" office:value="105979" calcext:value-type="float">
            <text:p>105979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Schwandorf" xlink:type="simple">Schwandorf</text:a></text:p>
          </table:table-cell>
          <table:table-cell office:value-type="float" office:value="147872" calcext:value-type="float">
            <text:p>147872</text:p>
          </table:table-cell>
        </table:table-row>
        <table:table-row table:style-name="ro2">
          <table:table-cell office:value-type="string" calcext:value-type="string">
            <text:p><text:a xlink:href="https://de.wikipedia.org/wiki/Kreis_Paderborn" xlink:type="simple">Paderborn</text:a></text:p>
          </table:table-cell>
          <table:table-cell office:value-type="float" office:value="307839" calcext:value-type="float">
            <text:p>307839</text:p>
          </table:table-cell>
        </table:table-row>
        <table:table-row table:style-name="ro1">
          <table:table-cell office:value-type="string" calcext:value-type="string">
            <text:p><text:a xlink:href="https://de.wikipedia.org/wiki/Bayreuth" xlink:type="simple">Bayreuth</text:a>, Stadt</text:p>
          </table:table-cell>
          <table:table-cell office:value-type="float" office:value="74783" calcext:value-type="float">
            <text:p>74783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Saarlouis" xlink:type="simple">Saarlouis</text:a></text:p>
          </table:table-cell>
          <table:table-cell office:value-type="float" office:value="194319" calcext:value-type="float">
            <text:p>194319</text:p>
          </table:table-cell>
        </table:table-row>
        <table:table-row table:style-name="ro2">
          <table:table-cell office:value-type="string" calcext:value-type="string">
            <text:p><text:a xlink:href="https://de.wikipedia.org/wiki/Schwalm-Eder-Kreis" xlink:type="simple">Schwalm-Eder-Kreis</text:a></text:p>
          </table:table-cell>
          <table:table-cell office:value-type="float" office:value="179673" calcext:value-type="float">
            <text:p>179673</text:p>
          </table:table-cell>
        </table:table-row>
        <table:table-row table:style-name="ro1">
          <table:table-cell office:value-type="string" calcext:value-type="string">
            <text:p><text:a xlink:href="https://de.wikipedia.org/wiki/Leverkusen" xlink:type="simple">Leverkusen</text:a>, Stadt</text:p>
          </table:table-cell>
          <table:table-cell office:value-type="float" office:value="163729" calcext:value-type="float">
            <text:p>163729</text:p>
          </table:table-cell>
        </table:table-row>
        <table:table-row table:style-name="ro1">
          <table:table-cell office:value-type="string" calcext:value-type="string">
            <text:p><text:a xlink:href="https://de.wikipedia.org/wiki/Weiden_in_der_Oberpfalz" xlink:type="simple">Weiden in der Oberpfalz</text:a>, Stadt</text:p>
          </table:table-cell>
          <table:table-cell office:value-type="float" office:value="42743" calcext:value-type="float">
            <text:p>42743</text:p>
          </table:table-cell>
        </table:table-row>
        <table:table-row table:style-name="ro2">
          <table:table-cell office:value-type="string" calcext:value-type="string">
            <text:p><text:a xlink:href="https://de.wikipedia.org/wiki/Kreis_Unna" xlink:type="simple">Unna</text:a></text:p>
          </table:table-cell>
          <table:table-cell office:value-type="float" office:value="394891" calcext:value-type="float">
            <text:p>394891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Wesermarsch" xlink:type="simple">Wesermarsch</text:a></text:p>
          </table:table-cell>
          <table:table-cell office:value-type="float" office:value="88583" calcext:value-type="float">
            <text:p>88583</text:p>
          </table:table-cell>
        </table:table-row>
        <table:table-row table:style-name="ro1">
          <table:table-cell office:value-type="string" calcext:value-type="string">
            <text:p><text:a xlink:href="https://de.wikipedia.org/wiki/Wuppertal" xlink:type="simple">Wuppertal</text:a>, Stadt</text:p>
          </table:table-cell>
          <table:table-cell office:value-type="float" office:value="355100" calcext:value-type="float">
            <text:p>355100</text:p>
          </table:table-cell>
        </table:table-row>
        <table:table-row table:style-name="ro2">
          <table:table-cell office:value-type="string" calcext:value-type="string">
            <text:p><text:a xlink:href="https://de.wikipedia.org/wiki/Kreis_Groß-Gerau" xlink:type="simple">Groß-Gerau</text:a></text:p>
          </table:table-cell>
          <table:table-cell office:value-type="float" office:value="275726" calcext:value-type="float">
            <text:p>275726</text:p>
          </table:table-cell>
        </table:table-row>
        <table:table-row table:style-name="ro1">
          <table:table-cell office:value-type="string" calcext:value-type="string">
            <text:p><text:a xlink:href="https://de.wikipedia.org/wiki/Ansbach" xlink:type="simple">Ansbach</text:a>, Stadt</text:p>
          </table:table-cell>
          <table:table-cell office:value-type="float" office:value="41798" calcext:value-type="float">
            <text:p>41798</text:p>
          </table:table-cell>
        </table:table-row>
        <table:table-row table:style-name="ro2">
          <table:table-cell office:value-type="string" calcext:value-type="string">
            <text:p><text:a xlink:href="https://de.wikipedia.org/wiki/Passau" xlink:type="simple">Passau</text:a>, Stadt</text:p>
          </table:table-cell>
          <table:table-cell office:value-type="float" office:value="52803" calcext:value-type="float">
            <text:p>52803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Oberhavel" xlink:type="simple">Oberhavel</text:a></text:p>
          </table:table-cell>
          <table:table-cell office:value-type="float" office:value="212914" calcext:value-type="float">
            <text:p>212914</text:p>
          </table:table-cell>
        </table:table-row>
        <table:table-row table:style-name="ro2">
          <table:table-cell office:value-type="string" calcext:value-type="string">
            <text:p><text:a xlink:href="https://de.wikipedia.org/wiki/Suhl" xlink:type="simple">Suhl</text:a>, Stadt</text:p>
          </table:table-cell>
          <table:table-cell office:value-type="float" office:value="36789" calcext:value-type="float">
            <text:p>36789</text:p>
          </table:table-cell>
        </table:table-row>
        <table:table-row table:style-name="ro1">
          <table:table-cell office:value-type="string" calcext:value-type="string">
            <text:p><text:a xlink:href="https://de.wikipedia.org/wiki/Mönchengladbach" xlink:type="simple">Mönchengladbach</text:a>, Stadt</text:p>
          </table:table-cell>
          <table:table-cell office:value-type="float" office:value="261034" calcext:value-type="float">
            <text:p>261034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Hildesheim" xlink:type="simple">Hildesheim</text:a></text:p>
          </table:table-cell>
          <table:table-cell office:value-type="float" office:value="275817" calcext:value-type="float">
            <text:p>275817</text:p>
          </table:table-cell>
        </table:table-row>
        <table:table-row table:style-name="ro1">
          <table:table-cell office:value-type="string" calcext:value-type="string">
            <text:p><text:a xlink:href="https://de.wikipedia.org/wiki/Mannheim" xlink:type="simple">Mannheim</text:a>, Stadt</text:p>
          </table:table-cell>
          <table:table-cell office:value-type="float" office:value="310658" calcext:value-type="float">
            <text:p>310658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Lüneburg" xlink:type="simple">Lüneburg</text:a></text:p>
          </table:table-cell>
          <table:table-cell office:value-type="float" office:value="184139" calcext:value-type="float">
            <text:p>184139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Holzminden" xlink:type="simple">Holzminden</text:a></text:p>
          </table:table-cell>
          <table:table-cell office:value-type="float" office:value="70458" calcext:value-type="float">
            <text:p>70458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Kusel" xlink:type="simple">Kusel</text:a></text:p>
          </table:table-cell>
          <table:table-cell office:value-type="float" office:value="70219" calcext:value-type="float">
            <text:p>70219</text:p>
          </table:table-cell>
        </table:table-row>
        <table:table-row table:style-name="ro2">
          <table:table-cell office:value-type="string" calcext:value-type="string">
            <text:p><text:a xlink:href="https://de.wikipedia.org/wiki/Kreis_Düren" xlink:type="simple">Düren</text:a></text:p>
          </table:table-cell>
          <table:table-cell office:value-type="float" office:value="264638" calcext:value-type="float">
            <text:p>264638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Marburg-Biedenkopf" xlink:type="simple">Marburg-Biedenkopf</text:a></text:p>
          </table:table-cell>
          <table:table-cell office:value-type="float" office:value="247084" calcext:value-type="float">
            <text:p>247084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Emsland" xlink:type="simple">Emsland</text:a></text:p>
          </table:table-cell>
          <table:table-cell office:value-type="float" office:value="326954" calcext:value-type="float">
            <text:p>326954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Regen" xlink:type="simple">Regen</text:a></text:p>
          </table:table-cell>
          <table:table-cell office:value-type="float" office:value="77410" calcext:value-type="float">
            <text:p>77410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Hersfeld-Rotenburg" xlink:type="simple">Hersfeld-Rotenburg</text:a></text:p>
          </table:table-cell>
          <table:table-cell office:value-type="float" office:value="120719" calcext:value-type="float">
            <text:p>120719</text:p>
          </table:table-cell>
        </table:table-row>
        <table:table-row table:style-name="ro1">
          <table:table-cell office:value-type="string" calcext:value-type="string">
            <text:p><text:a xlink:href="https://de.wikipedia.org/wiki/Osnabrück" xlink:type="simple">Osnabrück</text:a>, Stadt</text:p>
          </table:table-cell>
          <table:table-cell office:value-type="float" office:value="165251" calcext:value-type="float">
            <text:p>165251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Leipzig" xlink:type="simple">Leipzig</text:a></text:p>
          </table:table-cell>
          <table:table-cell office:value-type="float" office:value="258139" calcext:value-type="float">
            <text:p>258139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Uelzen" xlink:type="simple">Uelzen</text:a></text:p>
          </table:table-cell>
          <table:table-cell office:value-type="float" office:value="92389" calcext:value-type="float">
            <text:p>92389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Nienburg/Weser" xlink:type="simple">Nienburg/Weser</text:a></text:p>
          </table:table-cell>
          <table:table-cell office:value-type="float" office:value="121390" calcext:value-type="float">
            <text:p>121390</text:p>
          </table:table-cell>
        </table:table-row>
        <table:table-row table:style-name="ro2">
          <table:table-cell office:value-type="string" calcext:value-type="string">
            <text:p><text:a xlink:href="https://de.wikipedia.org/wiki/Worms" xlink:type="simple">Worms</text:a>, Stadt</text:p>
          </table:table-cell>
          <table:table-cell office:value-type="float" office:value="83542" calcext:value-type="float">
            <text:p>83542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Celle" xlink:type="simple">Celle</text:a></text:p>
          </table:table-cell>
          <table:table-cell office:value-type="float" office:value="179011" calcext:value-type="float">
            <text:p>179011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Wittmund" xlink:type="simple">Wittmund</text:a></text:p>
          </table:table-cell>
          <table:table-cell office:value-type="float" office:value="56926" calcext:value-type="float">
            <text:p>56926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Goslar" xlink:type="simple">Goslar</text:a></text:p>
          </table:table-cell>
          <table:table-cell office:value-type="float" office:value="136292" calcext:value-type="float">
            <text:p>136292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Göttingen" xlink:type="simple">Göttingen</text:a></text:p>
          </table:table-cell>
          <table:table-cell office:value-type="float" office:value="326041" calcext:value-type="float">
            <text:p>326041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Friesland" xlink:type="simple">Friesland</text:a></text:p>
          </table:table-cell>
          <table:table-cell office:value-type="float" office:value="98704" calcext:value-type="float">
            <text:p>98704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Heidekreis" xlink:type="simple">Heidekreis</text:a></text:p>
          </table:table-cell>
          <table:table-cell office:value-type="float" office:value="140673" calcext:value-type="float">
            <text:p>140673</text:p>
          </table:table-cell>
        </table:table-row>
        <table:table-row table:style-name="ro2">
          <table:table-cell office:value-type="string" calcext:value-type="string">
            <text:p><text:a xlink:href="https://de.wikipedia.org/wiki/Essen" xlink:type="simple">Essen</text:a>, Stadt</text:p>
          </table:table-cell>
          <table:table-cell office:value-type="float" office:value="582760" calcext:value-type="float">
            <text:p>582760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Gießen" xlink:type="simple">Gießen</text:a></text:p>
          </table:table-cell>
          <table:table-cell office:value-type="float" office:value="270688" calcext:value-type="float">
            <text:p>270688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Neunkirchen" xlink:type="simple">Neunkirchen</text:a></text:p>
          </table:table-cell>
          <table:table-cell office:value-type="float" office:value="131408" calcext:value-type="float">
            <text:p>131408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Freyung-Grafenau" xlink:type="simple">Freyung-Grafenau</text:a></text:p>
          </table:table-cell>
          <table:table-cell office:value-type="float" office:value="78362" calcext:value-type="float">
            <text:p>78362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Dahme-Spreewald" xlink:type="simple">Dahme-Spreewald</text:a></text:p>
          </table:table-cell>
          <table:table-cell office:value-type="float" office:value="170791" calcext:value-type="float">
            <text:p>170791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Meißen" xlink:type="simple">Meißen</text:a></text:p>
          </table:table-cell>
          <table:table-cell office:value-type="float" office:value="241717" calcext:value-type="float">
            <text:p>241717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Sonneberg" xlink:type="simple">Sonneberg</text:a></text:p>
          </table:table-cell>
          <table:table-cell office:value-type="float" office:value="57717" calcext:value-type="float">
            <text:p>57717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Schmalkalden-Meiningen" xlink:type="simple">Schmalkalden-Meiningen</text:a></text:p>
          </table:table-cell>
          <table:table-cell office:value-type="float" office:value="124916" calcext:value-type="float">
            <text:p>124916</text:p>
          </table:table-cell>
        </table:table-row>
        <table:table-row table:style-name="ro2">
          <table:table-cell office:value-type="string" calcext:value-type="string">
            <text:p><text:a xlink:href="https://de.wikipedia.org/wiki/Cottbus" xlink:type="simple">Cottbus</text:a>, Stadt</text:p>
          </table:table-cell>
          <table:table-cell office:value-type="float" office:value="99678" calcext:value-type="float">
            <text:p>99678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Zwickau" xlink:type="simple">Zwickau</text:a></text:p>
          </table:table-cell>
          <table:table-cell office:value-type="float" office:value="315002" calcext:value-type="float">
            <text:p>315002</text:p>
          </table:table-cell>
        </table:table-row>
        <table:table-row table:style-name="ro2">
          <table:table-cell office:value-type="string" calcext:value-type="string">
            <text:p><text:a xlink:href="https://de.wikipedia.org/wiki/Hof_(Saale)" xlink:type="simple">Hof</text:a>, Stadt</text:p>
          </table:table-cell>
          <table:table-cell office:value-type="float" office:value="45825" calcext:value-type="float">
            <text:p>45825</text:p>
          </table:table-cell>
        </table:table-row>
        <table:table-row table:style-name="ro2">
          <table:table-cell office:value-type="string" calcext:value-type="string">
            <text:p><text:a xlink:href="https://de.wikipedia.org/wiki/Kreis_Kleve" xlink:type="simple">Kleve</text:a></text:p>
          </table:table-cell>
          <table:table-cell office:value-type="float" office:value="312465" calcext:value-type="float">
            <text:p>312465</text:p>
          </table:table-cell>
        </table:table-row>
        <table:table-row table:style-name="ro2">
          <table:table-cell office:value-type="string" calcext:value-type="string">
            <text:p><text:a xlink:href="https://de.wikipedia.org/wiki/Kreis_Recklinghausen" xlink:type="simple">Recklinghausen</text:a></text:p>
          </table:table-cell>
          <table:table-cell office:value-type="float" office:value="614137" calcext:value-type="float">
            <text:p>614137</text:p>
          </table:table-cell>
        </table:table-row>
        <table:table-row table:style-name="ro2">
          <table:table-cell office:value-type="string" calcext:value-type="string">
            <text:p><text:a xlink:href="https://de.wikipedia.org/wiki/Trier" xlink:type="simple">Trier</text:a>, Stadt</text:p>
          </table:table-cell>
          <table:table-cell office:value-type="float" office:value="111528" calcext:value-type="float">
            <text:p>111528</text:p>
          </table:table-cell>
        </table:table-row>
        <table:table-row table:style-name="ro2">
          <table:table-cell office:value-type="string" calcext:value-type="string">
            <text:p><text:a xlink:href="https://de.wikipedia.org/wiki/Wartburgkreis" xlink:type="simple">Wartburgkreis</text:a></text:p>
          </table:table-cell>
          <table:table-cell office:value-type="float" office:value="118974" calcext:value-type="float">
            <text:p>118974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Cloppenburg" xlink:type="simple">Cloppenburg</text:a></text:p>
          </table:table-cell>
          <table:table-cell office:value-type="float" office:value="170682" calcext:value-type="float">
            <text:p>170682</text:p>
          </table:table-cell>
        </table:table-row>
        <table:table-row table:style-name="ro2">
          <table:table-cell office:value-type="string" calcext:value-type="string">
            <text:p><text:a xlink:href="https://de.wikipedia.org/wiki/Werra-Meißner-Kreis" xlink:type="simple">Werra-Meißner-Kreis</text:a></text:p>
          </table:table-cell>
          <table:table-cell office:value-type="float" office:value="100629" calcext:value-type="float">
            <text:p>100629</text:p>
          </table:table-cell>
        </table:table-row>
        <table:table-row table:style-name="ro1">
          <table:table-cell office:value-type="string" calcext:value-type="string">
            <text:p><text:a xlink:href="https://de.wikipedia.org/wiki/Städteregion_Aachen" xlink:type="simple">Aachen</text:a>, Städteregion</text:p>
          </table:table-cell>
          <table:table-cell office:value-type="float" office:value="557026" calcext:value-type="float">
            <text:p>557026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Börde" xlink:type="simple">Börde</text:a></text:p>
          </table:table-cell>
          <table:table-cell office:value-type="float" office:value="170923" calcext:value-type="float">
            <text:p>170923</text:p>
          </table:table-cell>
        </table:table-row>
        <table:table-row table:style-name="ro2">
          <table:table-cell office:value-type="string" calcext:value-type="string">
            <text:p><text:a xlink:href="https://de.wikipedia.org/wiki/Hagen" xlink:type="simple">Hagen</text:a>, Stadt</text:p>
          </table:table-cell>
          <table:table-cell office:value-type="float" office:value="188686" calcext:value-type="float">
            <text:p>188686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Sächsische_Schweiz-Osterzgebirge" xlink:type="simple">Sächsische Schweiz-Osterzgebirge</text:a></text:p>
          </table:table-cell>
          <table:table-cell office:value-type="float" office:value="245586" calcext:value-type="float">
            <text:p>245586</text:p>
          </table:table-cell>
        </table:table-row>
        <table:table-row table:style-name="ro1">
          <table:table-cell office:value-type="string" calcext:value-type="string">
            <text:p><text:a xlink:href="https://de.wikipedia.org/wiki/Zweibrücken" xlink:type="simple">Zweibrücken</text:a>, Stadt</text:p>
          </table:table-cell>
          <table:table-cell office:value-type="float" office:value="34193" calcext:value-type="float">
            <text:p>34193</text:p>
          </table:table-cell>
        </table:table-row>
        <table:table-row table:style-name="ro3">
          <table:table-cell office:value-type="string" calcext:value-type="string">
            <text:p><text:a xlink:href="https://de.wikipedia.org/wiki/Regionalverband_Saarbrücken" xlink:type="simple">Saarbrücken</text:a>, Regionalverband</text:p>
          </table:table-cell>
          <table:table-cell office:value-type="float" office:value="328714" calcext:value-type="float">
            <text:p>328714</text:p>
          </table:table-cell>
        </table:table-row>
        <table:table-row table:style-name="ro2">
          <table:table-cell office:value-type="string" calcext:value-type="string">
            <text:p><text:a xlink:href="https://de.wikipedia.org/wiki/Berlin" xlink:type="simple">Berlin</text:a>, Stadt</text:p>
          </table:table-cell>
          <table:table-cell office:value-type="float" office:value="3669491" calcext:value-type="float">
            <text:p>3669491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Barnim" xlink:type="simple">Barnim</text:a></text:p>
          </table:table-cell>
          <table:table-cell office:value-type="float" office:value="185244" calcext:value-type="float">
            <text:p>185244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Aurich" xlink:type="simple">Aurich</text:a></text:p>
          </table:table-cell>
          <table:table-cell office:value-type="float" office:value="189694" calcext:value-type="float">
            <text:p>189694</text:p>
          </table:table-cell>
        </table:table-row>
        <table:table-row table:style-name="ro2">
          <table:table-cell office:value-type="string" calcext:value-type="string">
            <text:p><text:a xlink:href="https://de.wikipedia.org/wiki/Bottrop" xlink:type="simple">Bottrop</text:a>, Stadt</text:p>
          </table:table-cell>
          <table:table-cell office:value-type="float" office:value="117565" calcext:value-type="float">
            <text:p>117565</text:p>
          </table:table-cell>
        </table:table-row>
        <table:table-row table:style-name="ro2">
          <table:table-cell office:value-type="string" calcext:value-type="string">
            <text:p><text:a xlink:href="https://de.wikipedia.org/wiki/Saalekreis" xlink:type="simple">Saalekreis</text:a></text:p>
          </table:table-cell>
          <table:table-cell office:value-type="float" office:value="183815" calcext:value-type="float">
            <text:p>183815</text:p>
          </table:table-cell>
        </table:table-row>
        <table:table-row table:style-name="ro1">
          <table:table-cell office:value-type="string" calcext:value-type="string">
            <text:p><text:a xlink:href="https://de.wikipedia.org/wiki/Chemnitz" xlink:type="simple">Chemnitz</text:a>, Stadt</text:p>
          </table:table-cell>
          <table:table-cell office:value-type="float" office:value="246334" calcext:value-type="float">
            <text:p>246334</text:p>
          </table:table-cell>
        </table:table-row>
        <table:table-row table:style-name="ro1">
          <table:table-cell office:value-type="string" calcext:value-type="string">
            <text:p><text:a xlink:href="https://de.wikipedia.org/wiki/Pirmasens" xlink:type="simple">Pirmasens</text:a>, Stadt</text:p>
          </table:table-cell>
          <table:table-cell office:value-type="float" office:value="40231" calcext:value-type="float">
            <text:p>40231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Jerichower_Land" xlink:type="simple">Jerichower Land</text:a></text:p>
          </table:table-cell>
          <table:table-cell office:value-type="float" office:value="89589" calcext:value-type="float">
            <text:p>89589</text:p>
          </table:table-cell>
        </table:table-row>
        <table:table-row table:style-name="ro1">
          <table:table-cell office:value-type="string" calcext:value-type="string">
            <text:p><text:a xlink:href="https://de.wikipedia.org/wiki/Bochum" xlink:type="simple">Bochum</text:a>, Stadt</text:p>
          </table:table-cell>
          <table:table-cell office:value-type="float" office:value="365587" calcext:value-type="float">
            <text:p>365587</text:p>
          </table:table-cell>
        </table:table-row>
        <table:table-row table:style-name="ro1">
          <table:table-cell office:value-type="string" calcext:value-type="string">
            <text:p><text:a xlink:href="https://de.wikipedia.org/wiki/Salzgitter" xlink:type="simple">Salzgitter</text:a>, Stadt</text:p>
          </table:table-cell>
          <table:table-cell office:value-type="float" office:value="104291" calcext:value-type="float">
            <text:p>104291</text:p>
          </table:table-cell>
        </table:table-row>
        <table:table-row table:style-name="ro2">
          <table:table-cell office:value-type="string" calcext:value-type="string">
            <text:p><text:a xlink:href="https://de.wikipedia.org/wiki/Lübeck" xlink:type="simple">Lübeck</text:a>, Stadt</text:p>
          </table:table-cell>
          <table:table-cell office:value-type="float" office:value="216530" calcext:value-type="float">
            <text:p>216530</text:p>
          </table:table-cell>
        </table:table-row>
        <table:table-row table:style-name="ro1">
          <table:table-cell office:value-type="string" calcext:value-type="string">
            <text:p><text:a xlink:href="https://de.wikipedia.org/wiki/Potsdam" xlink:type="simple">Potsdam</text:a>, Stadt</text:p>
          </table:table-cell>
          <table:table-cell office:value-type="float" office:value="180334" calcext:value-type="float">
            <text:p>180334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Lüchow-Dannenberg" xlink:type="simple">Lüchow-Dannenberg</text:a></text:p>
          </table:table-cell>
          <table:table-cell office:value-type="float" office:value="48412" calcext:value-type="float">
            <text:p>48412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Hildburghausen" xlink:type="simple">Hildburghausen</text:a></text:p>
          </table:table-cell>
          <table:table-cell office:value-type="float" office:value="63197" calcext:value-type="float">
            <text:p>63197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Greiz" xlink:type="simple">Greiz</text:a></text:p>
          </table:table-cell>
          <table:table-cell office:value-type="float" office:value="97398" calcext:value-type="float">
            <text:p>97398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Bautzen" xlink:type="simple">Bautzen</text:a></text:p>
          </table:table-cell>
          <table:table-cell office:value-type="float" office:value="299758" calcext:value-type="float">
            <text:p>299758</text:p>
          </table:table-cell>
        </table:table-row>
        <table:table-row table:style-name="ro2">
          <table:table-cell office:value-type="string" calcext:value-type="string">
            <text:p><text:a xlink:href="https://de.wikipedia.org/wiki/Kreis_Heinsberg" xlink:type="simple">Heinsberg</text:a></text:p>
          </table:table-cell>
          <table:table-cell office:value-type="float" office:value="255555" calcext:value-type="float">
            <text:p>255555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Grafschaft_Bentheim" xlink:type="simple">Grafschaft Bentheim</text:a></text:p>
          </table:table-cell>
          <table:table-cell office:value-type="float" office:value="137162" calcext:value-type="float">
            <text:p>137162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Havelland" xlink:type="simple">Havelland</text:a></text:p>
          </table:table-cell>
          <table:table-cell office:value-type="float" office:value="162996" calcext:value-type="float">
            <text:p>162996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Mittelsachsen" xlink:type="simple">Mittelsachsen</text:a></text:p>
          </table:table-cell>
          <table:table-cell office:value-type="float" office:value="304099" calcext:value-type="float">
            <text:p>304099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Teltow-Fläming" xlink:type="simple">Teltow-Fläming</text:a></text:p>
          </table:table-cell>
          <table:table-cell office:value-type="float" office:value="169997" calcext:value-type="float">
            <text:p>169997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Märkisch-Oderland" xlink:type="simple">Märkisch-Oderland</text:a></text:p>
          </table:table-cell>
          <table:table-cell office:value-type="float" office:value="195751" calcext:value-type="float">
            <text:p>195751</text:p>
          </table:table-cell>
        </table:table-row>
        <table:table-row table:style-name="ro1">
          <table:table-cell office:value-type="string" calcext:value-type="string">
            <text:p><text:a xlink:href="https://de.wikipedia.org/wiki/Ludwigshafen_am_Rhein" xlink:type="simple">Ludwigshafen am Rhein</text:a>, Stadt</text:p>
          </table:table-cell>
          <table:table-cell office:value-type="float" office:value="172253" calcext:value-type="float">
            <text:p>172253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Saalfeld-Rudolstadt" xlink:type="simple">Saalfeld-Rudolstadt</text:a></text:p>
          </table:table-cell>
          <table:table-cell office:value-type="float" office:value="103199" calcext:value-type="float">
            <text:p>103199</text:p>
          </table:table-cell>
        </table:table-row>
        <table:table-row table:style-name="ro2">
          <table:table-cell office:value-type="string" calcext:value-type="string">
            <text:p><text:a xlink:href="https://de.wikipedia.org/wiki/Vogtlandkreis" xlink:type="simple">Vogtlandkreis</text:a></text:p>
          </table:table-cell>
          <table:table-cell office:value-type="float" office:value="225997" calcext:value-type="float">
            <text:p>225997</text:p>
          </table:table-cell>
        </table:table-row>
        <table:table-row table:style-name="ro1">
          <table:table-cell office:value-type="string" calcext:value-type="string">
            <text:p><text:a xlink:href="https://de.wikipedia.org/wiki/Dessau-Roßlau" xlink:type="simple">Dessau-Roßlau</text:a>, Stadt</text:p>
          </table:table-cell>
          <table:table-cell office:value-type="float" office:value="80103" calcext:value-type="float">
            <text:p>80103</text:p>
          </table:table-cell>
        </table:table-row>
        <table:table-row table:style-name="ro2">
          <table:table-cell office:value-type="string" calcext:value-type="string">
            <text:p><text:a xlink:href="https://de.wikipedia.org/wiki/Altmarkkreis_Salzwedel" xlink:type="simple">Altmarkkreis Salzwedel</text:a></text:p>
          </table:table-cell>
          <table:table-cell office:value-type="float" office:value="83173" calcext:value-type="float">
            <text:p>83173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Spree-Neiße" xlink:type="simple">Spree-Neiße</text:a></text:p>
          </table:table-cell>
          <table:table-cell office:value-type="float" office:value="113720" calcext:value-type="float">
            <text:p>113720</text:p>
          </table:table-cell>
        </table:table-row>
        <table:table-row table:style-name="ro1">
          <table:table-cell office:value-type="string" calcext:value-type="string">
            <text:p><text:a xlink:href="https://de.wikipedia.org/wiki/Oldenburg_(Oldb)" xlink:type="simple">Oldenburg</text:a>, Stadt</text:p>
          </table:table-cell>
          <table:table-cell office:value-type="float" office:value="169077" calcext:value-type="float">
            <text:p>169077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Rostock" xlink:type="simple">Rostock</text:a></text:p>
          </table:table-cell>
          <table:table-cell office:value-type="float" office:value="215794" calcext:value-type="float">
            <text:p>215794</text:p>
          </table:table-cell>
        </table:table-row>
        <table:table-row table:style-name="ro2">
          <table:table-cell office:value-type="string" calcext:value-type="string">
            <text:p><text:a xlink:href="https://de.wikipedia.org/wiki/Erzgebirgskreis" xlink:type="simple">Erzgebirgskreis</text:a></text:p>
          </table:table-cell>
          <table:table-cell office:value-type="float" office:value="334948" calcext:value-type="float">
            <text:p>334948</text:p>
          </table:table-cell>
        </table:table-row>
        <table:table-row table:style-name="ro1">
          <table:table-cell office:value-type="string" calcext:value-type="string">
            <text:p><text:a xlink:href="https://de.wikipedia.org/wiki/Augsburg" xlink:type="simple">Augsburg</text:a>, Stadt</text:p>
          </table:table-cell>
          <table:table-cell office:value-type="float" office:value="296582" calcext:value-type="float">
            <text:p>296582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Oder-Spree" xlink:type="simple">Oder-Spree</text:a></text:p>
          </table:table-cell>
          <table:table-cell office:value-type="float" office:value="178803" calcext:value-type="float">
            <text:p>178803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Ludwigslust-Parchim" xlink:type="simple">Ludwigslust-Parchim</text:a></text:p>
          </table:table-cell>
          <table:table-cell office:value-type="float" office:value="211779" calcext:value-type="float">
            <text:p>211779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Eichsfeld" xlink:type="simple">Eichsfeld</text:a></text:p>
          </table:table-cell>
          <table:table-cell office:value-type="float" office:value="100006" calcext:value-type="float">
            <text:p>100006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Wittenberg" xlink:type="simple">Wittenberg</text:a></text:p>
          </table:table-cell>
          <table:table-cell office:value-type="float" office:value="124953" calcext:value-type="float">
            <text:p>124953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Merzig-Wadern" xlink:type="simple">Merzig-Wadern</text:a></text:p>
          </table:table-cell>
          <table:table-cell office:value-type="float" office:value="103243" calcext:value-type="float">
            <text:p>103243</text:p>
          </table:table-cell>
        </table:table-row>
        <table:table-row table:style-name="ro1">
          <table:table-cell office:value-type="string" calcext:value-type="string">
            <text:p><text:a xlink:href="https://de.wikipedia.org/wiki/Eisenach" xlink:type="simple">Eisenach</text:a>, Stadt</text:p>
          </table:table-cell>
          <table:table-cell office:value-type="float" office:value="42250" calcext:value-type="float">
            <text:p>42250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Weimarer_Land" xlink:type="simple">Weimarer Land</text:a></text:p>
          </table:table-cell>
          <table:table-cell office:value-type="float" office:value="82156" calcext:value-type="float">
            <text:p>82156</text:p>
          </table:table-cell>
        </table:table-row>
        <table:table-row table:style-name="ro2">
          <table:table-cell office:value-type="string" calcext:value-type="string">
            <text:p><text:a xlink:href="https://de.wikipedia.org/wiki/Saale-Orla-Kreis" xlink:type="simple">Saale-Orla-Kreis</text:a></text:p>
          </table:table-cell>
          <table:table-cell office:value-type="float" office:value="80312" calcext:value-type="float">
            <text:p>80312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Nordsachsen" xlink:type="simple">Nordsachsen</text:a></text:p>
          </table:table-cell>
          <table:table-cell office:value-type="float" office:value="197741" calcext:value-type="float">
            <text:p>197741</text:p>
          </table:table-cell>
        </table:table-row>
        <table:table-row table:style-name="ro1">
          <table:table-cell office:value-type="string" calcext:value-type="string">
            <text:p><text:a xlink:href="https://de.wikipedia.org/wiki/Dortmund" xlink:type="simple">Dortmund</text:a>, Stadt</text:p>
          </table:table-cell>
          <table:table-cell office:value-type="float" office:value="588250" calcext:value-type="float">
            <text:p>588250</text:p>
          </table:table-cell>
        </table:table-row>
        <table:table-row table:style-name="ro1">
          <table:table-cell office:value-type="string" calcext:value-type="string">
            <text:p><text:a xlink:href="https://de.wikipedia.org/wiki/Neumünster" xlink:type="simple">Neumünster</text:a>, Stadt</text:p>
          </table:table-cell>
          <table:table-cell office:value-type="float" office:value="80196" calcext:value-type="float">
            <text:p>80196</text:p>
          </table:table-cell>
        </table:table-row>
        <table:table-row table:style-name="ro2">
          <table:table-cell office:value-type="string" calcext:value-type="string">
            <text:p><text:a xlink:href="https://de.wikipedia.org/wiki/Dresden" xlink:type="simple">Dresden</text:a>, Stadt</text:p>
          </table:table-cell>
          <table:table-cell office:value-type="float" office:value="556780" calcext:value-type="float">
            <text:p>556780</text:p>
          </table:table-cell>
        </table:table-row>
        <table:table-row table:style-name="ro2">
          <table:table-cell office:value-type="string" calcext:value-type="string">
            <text:p><text:a xlink:href="https://de.wikipedia.org/wiki/Saale-Holzland-Kreis" xlink:type="simple">Saale-Holzland-Kreis</text:a></text:p>
          </table:table-cell>
          <table:table-cell office:value-type="float" office:value="82950" calcext:value-type="float">
            <text:p>82950</text:p>
          </table:table-cell>
        </table:table-row>
        <table:table-row table:style-name="ro2">
          <table:table-cell office:value-type="string" calcext:value-type="string">
            <text:p><text:a xlink:href="https://de.wikipedia.org/wiki/Gera" xlink:type="simple">Gera</text:a>, Stadt</text:p>
          </table:table-cell>
          <table:table-cell office:value-type="float" office:value="93125" calcext:value-type="float">
            <text:p>93125</text:p>
          </table:table-cell>
        </table:table-row>
        <table:table-row table:style-name="ro2">
          <table:table-cell office:value-type="string" calcext:value-type="string">
            <text:p><text:a xlink:href="https://de.wikipedia.org/wiki/Kassel" xlink:type="simple">Kassel</text:a>, Stadt</text:p>
          </table:table-cell>
          <table:table-cell office:value-type="float" office:value="202137" calcext:value-type="float">
            <text:p>202137</text:p>
          </table:table-cell>
        </table:table-row>
        <table:table-row table:style-name="ro1">
          <table:table-cell office:value-type="string" calcext:value-type="string">
            <text:p><text:a xlink:href="https://de.wikipedia.org/wiki/Delmenhorst" xlink:type="simple">Delmenhorst</text:a>, Stadt</text:p>
          </table:table-cell>
          <table:table-cell office:value-type="float" office:value="77559" calcext:value-type="float">
            <text:p>77559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Altenburger_Land" xlink:type="simple">Altenburger Land</text:a></text:p>
          </table:table-cell>
          <table:table-cell office:value-type="float" office:value="89393" calcext:value-type="float">
            <text:p>89393</text:p>
          </table:table-cell>
        </table:table-row>
        <table:table-row table:style-name="ro2">
          <table:table-cell office:value-type="string" calcext:value-type="string">
            <text:p><text:a xlink:href="https://de.wikipedia.org/wiki/Kiel" xlink:type="simple">Kiel</text:a>, Stadt</text:p>
          </table:table-cell>
          <table:table-cell office:value-type="float" office:value="246794" calcext:value-type="float">
            <text:p>246794</text:p>
          </table:table-cell>
        </table:table-row>
        <table:table-row table:style-name="ro1">
          <table:table-cell office:value-type="string" calcext:value-type="string">
            <text:p><text:a xlink:href="https://de.wikipedia.org/wiki/Kaiserslautern" xlink:type="simple">Kaiserslautern</text:a>, Stadt</text:p>
          </table:table-cell>
          <table:table-cell office:value-type="float" office:value="100030" calcext:value-type="float">
            <text:p>100030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Sömmerda" xlink:type="simple">Sömmerda</text:a></text:p>
          </table:table-cell>
          <table:table-cell office:value-type="float" office:value="69427" calcext:value-type="float">
            <text:p>69427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Harz" xlink:type="simple">Harz</text:a></text:p>
          </table:table-cell>
          <table:table-cell office:value-type="float" office:value="213310" calcext:value-type="float">
            <text:p>213310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Gotha" xlink:type="simple">Gotha</text:a></text:p>
          </table:table-cell>
          <table:table-cell office:value-type="float" office:value="134908" calcext:value-type="float">
            <text:p>134908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Oberspreewald-Lausitz" xlink:type="simple">Oberspreewald-Lausitz</text:a></text:p>
          </table:table-cell>
          <table:table-cell office:value-type="float" office:value="109371" calcext:value-type="float">
            <text:p>109371</text:p>
          </table:table-cell>
        </table:table-row>
        <table:table-row table:style-name="ro2">
          <table:table-cell office:value-type="string" calcext:value-type="string">
            <text:p><text:a xlink:href="https://de.wikipedia.org/wiki/Ilm-Kreis" xlink:type="simple">Ilm-Kreis</text:a></text:p>
          </table:table-cell>
          <table:table-cell office:value-type="float" office:value="106249" calcext:value-type="float">
            <text:p>106249</text:p>
          </table:table-cell>
        </table:table-row>
        <table:table-row table:style-name="ro2">
          <table:table-cell office:value-type="string" calcext:value-type="string">
            <text:p><text:a xlink:href="https://de.wikipedia.org/wiki/Burgenlandkreis" xlink:type="simple">Burgenlandkreis</text:a></text:p>
          </table:table-cell>
          <table:table-cell office:value-type="float" office:value="178846" calcext:value-type="float">
            <text:p>178846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Anhalt-Bitterfeld" xlink:type="simple">Anhalt-Bitterfeld</text:a></text:p>
          </table:table-cell>
          <table:table-cell office:value-type="float" office:value="158486" calcext:value-type="float">
            <text:p>158486</text:p>
          </table:table-cell>
        </table:table-row>
        <table:table-row table:style-name="ro2">
          <table:table-cell office:value-type="string" calcext:value-type="string">
            <text:p><text:a xlink:href="https://de.wikipedia.org/wiki/Weimar" xlink:type="simple">Weimar</text:a>, Stadt</text:p>
          </table:table-cell>
          <table:table-cell office:value-type="float" office:value="65228" calcext:value-type="float">
            <text:p>65228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Leer" xlink:type="simple">Leer</text:a></text:p>
          </table:table-cell>
          <table:table-cell office:value-type="float" office:value="170756" calcext:value-type="float">
            <text:p>170756</text:p>
          </table:table-cell>
        </table:table-row>
        <table:table-row table:style-name="ro2">
          <table:table-cell office:value-type="string" calcext:value-type="string">
            <text:p><text:a xlink:href="https://de.wikipedia.org/wiki/Erfurt" xlink:type="simple">Erfurt</text:a>, Stadt</text:p>
          </table:table-cell>
          <table:table-cell office:value-type="float" office:value="213981" calcext:value-type="float">
            <text:p>213981</text:p>
          </table:table-cell>
        </table:table-row>
        <table:table-row table:style-name="ro2">
          <table:table-cell office:value-type="string" calcext:value-type="string">
            <text:p><text:a xlink:href="https://de.wikipedia.org/wiki/Emden" xlink:type="simple">Emden</text:a>, Stadt</text:p>
          </table:table-cell>
          <table:table-cell office:value-type="float" office:value="49913" calcext:value-type="float">
            <text:p>49913</text:p>
          </table:table-cell>
        </table:table-row>
        <table:table-row table:style-name="ro1">
          <table:table-cell office:value-type="string" calcext:value-type="string">
            <text:p><text:a xlink:href="https://de.wikipedia.org/wiki/Flensburg" xlink:type="simple">Flensburg</text:a>, Stadt</text:p>
          </table:table-cell>
          <table:table-cell office:value-type="float" office:value="90164" calcext:value-type="float">
            <text:p>90164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Nordwestmecklenburg" xlink:type="simple">Nordwestmecklenburg</text:a></text:p>
          </table:table-cell>
          <table:table-cell office:value-type="float" office:value="157322" calcext:value-type="float">
            <text:p>157322</text:p>
          </table:table-cell>
        </table:table-row>
        <table:table-row table:style-name="ro1">
          <table:table-cell office:value-type="string" calcext:value-type="string">
            <text:p><text:a xlink:href="https://de.wikipedia.org/wiki/Schwerin" xlink:type="simple">Schwerin</text:a>, Stadt</text:p>
          </table:table-cell>
          <table:table-cell office:value-type="float" office:value="95653" calcext:value-type="float">
            <text:p>95653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Prignitz" xlink:type="simple">Prignitz</text:a></text:p>
          </table:table-cell>
          <table:table-cell office:value-type="float" office:value="76158" calcext:value-type="float">
            <text:p>76158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Görlitz" xlink:type="simple">Görlitz</text:a></text:p>
          </table:table-cell>
          <table:table-cell office:value-type="float" office:value="252725" calcext:value-type="float">
            <text:p>252725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Vorpommern-Greifswald" xlink:type="simple">Vorpommern-Greifswald</text:a></text:p>
          </table:table-cell>
          <table:table-cell office:value-type="float" office:value="235623" calcext:value-type="float">
            <text:p>235623</text:p>
          </table:table-cell>
        </table:table-row>
        <table:table-row table:style-name="ro2">
          <table:table-cell office:value-type="string" calcext:value-type="string">
            <text:p><text:a xlink:href="https://de.wikipedia.org/wiki/Unstrut-Hainich-Kreis" xlink:type="simple">Unstrut-Hainich-Kreis</text:a></text:p>
          </table:table-cell>
          <table:table-cell office:value-type="float" office:value="102232" calcext:value-type="float">
            <text:p>102232</text:p>
          </table:table-cell>
        </table:table-row>
        <table:table-row table:style-name="ro2">
          <table:table-cell office:value-type="string" calcext:value-type="string">
            <text:p><text:a xlink:href="https://de.wikipedia.org/wiki/Salzlandkreis" xlink:type="simple">Salzlandkreis</text:a></text:p>
          </table:table-cell>
          <table:table-cell office:value-type="float" office:value="189125" calcext:value-type="float">
            <text:p>189125</text:p>
          </table:table-cell>
        </table:table-row>
        <table:table-row table:style-name="ro1">
          <table:table-cell office:value-type="string" calcext:value-type="string">
            <text:p><text:a xlink:href="https://de.wikipedia.org/wiki/Magdeburg" xlink:type="simple">Magdeburg</text:a>, Stadt</text:p>
          </table:table-cell>
          <table:table-cell office:value-type="float" office:value="237565" calcext:value-type="float">
            <text:p>237565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Mansfeld-Südharz" xlink:type="simple">Mansfeld-Südharz</text:a></text:p>
          </table:table-cell>
          <table:table-cell office:value-type="float" office:value="134942" calcext:value-type="float">
            <text:p>134942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Elbe-Elster" xlink:type="simple">Elbe-Elster</text:a></text:p>
          </table:table-cell>
          <table:table-cell office:value-type="float" office:value="101827" calcext:value-type="float">
            <text:p>101827</text:p>
          </table:table-cell>
        </table:table-row>
        <table:table-row table:style-name="ro1">
          <table:table-cell office:value-type="string" calcext:value-type="string">
            <text:p><text:a xlink:href="https://de.wikipedia.org/wiki/Oberhausen" xlink:type="simple">Oberhausen</text:a>, Stadt</text:p>
          </table:table-cell>
          <table:table-cell office:value-type="float" office:value="210764" calcext:value-type="float">
            <text:p>210764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Mecklenburgische_Seenplatte" xlink:type="simple">Mecklenburgische Seenplatte</text:a></text:p>
          </table:table-cell>
          <table:table-cell office:value-type="float" office:value="258074" calcext:value-type="float">
            <text:p>258074</text:p>
          </table:table-cell>
        </table:table-row>
        <table:table-row table:style-name="ro1">
          <table:table-cell office:value-type="string" calcext:value-type="string">
            <text:p><text:a xlink:href="https://de.wikipedia.org/wiki/Wilhelmshaven" xlink:type="simple">Wilhelmshaven</text:a>, Stadt</text:p>
          </table:table-cell>
          <table:table-cell office:value-type="float" office:value="76089" calcext:value-type="float">
            <text:p>76089</text:p>
          </table:table-cell>
        </table:table-row>
        <table:table-row table:style-name="ro2">
          <table:table-cell office:value-type="string" calcext:value-type="string">
            <text:p><text:a xlink:href="https://de.wikipedia.org/wiki/Jena" xlink:type="simple">Jena</text:a>, Stadt</text:p>
          </table:table-cell>
          <table:table-cell office:value-type="float" office:value="111343" calcext:value-type="float">
            <text:p>111343</text:p>
          </table:table-cell>
        </table:table-row>
        <table:table-row table:style-name="ro2">
          <table:table-cell office:value-type="string" calcext:value-type="string">
            <text:p><text:a xlink:href="https://de.wikipedia.org/wiki/Hamm" xlink:type="simple">Hamm</text:a>, Stadt</text:p>
          </table:table-cell>
          <table:table-cell office:value-type="float" office:value="179916" calcext:value-type="float">
            <text:p>179916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Ostprignitz-Ruppin" xlink:type="simple">Ostprignitz-Ruppin</text:a></text:p>
          </table:table-cell>
          <table:table-cell office:value-type="float" office:value="98861" calcext:value-type="float">
            <text:p>98861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Stendal" xlink:type="simple">Stendal</text:a></text:p>
          </table:table-cell>
          <table:table-cell office:value-type="float" office:value="111190" calcext:value-type="float">
            <text:p>111190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Nordhausen" xlink:type="simple">Nordhausen</text:a></text:p>
          </table:table-cell>
          <table:table-cell office:value-type="float" office:value="83416" calcext:value-type="float">
            <text:p>83416</text:p>
          </table:table-cell>
        </table:table-row>
        <table:table-row table:style-name="ro1">
          <table:table-cell office:value-type="string" calcext:value-type="string">
            <text:p><text:a xlink:href="https://de.wikipedia.org/wiki/Rostock" xlink:type="simple">Rostock</text:a>, Stadt</text:p>
          </table:table-cell>
          <table:table-cell office:value-type="float" office:value="209191" calcext:value-type="float">
            <text:p>209191</text:p>
          </table:table-cell>
        </table:table-row>
        <table:table-row table:style-name="ro2">
          <table:table-cell office:value-type="string" calcext:value-type="string">
            <text:p><text:a xlink:href="https://de.wikipedia.org/wiki/Leipzig" xlink:type="simple">Leipzig</text:a>, Stadt</text:p>
          </table:table-cell>
          <table:table-cell office:value-type="float" office:value="593145" calcext:value-type="float">
            <text:p>593145</text:p>
          </table:table-cell>
        </table:table-row>
        <table:table-row table:style-name="ro1">
          <table:table-cell office:value-type="string" calcext:value-type="string">
            <text:p><text:a xlink:href="https://de.wikipedia.org/wiki/Bremerhaven" xlink:type="simple">Bremerhaven</text:a>, Stadt</text:p>
          </table:table-cell>
          <table:table-cell office:value-type="float" office:value="113643" calcext:value-type="float">
            <text:p>113643</text:p>
          </table:table-cell>
        </table:table-row>
        <table:table-row table:style-name="ro2">
          <table:table-cell office:value-type="string" calcext:value-type="string">
            <text:p><text:a xlink:href="https://de.wikipedia.org/wiki/Kyffhäuserkreis" xlink:type="simple">Kyffhäuserkreis</text:a></text:p>
          </table:table-cell>
          <table:table-cell office:value-type="float" office:value="74212" calcext:value-type="float">
            <text:p>74212</text:p>
          </table:table-cell>
        </table:table-row>
        <table:table-row table:style-name="ro1">
          <table:table-cell office:value-type="string" calcext:value-type="string">
            <text:p><text:a xlink:href="https://de.wikipedia.org/wiki/Offenbach_am_Main" xlink:type="simple">Offenbach am Main</text:a>, Stadt</text:p>
          </table:table-cell>
          <table:table-cell office:value-type="float" office:value="130280" calcext:value-type="float">
            <text:p>130280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Uckermark" xlink:type="simple">Uckermark</text:a></text:p>
          </table:table-cell>
          <table:table-cell office:value-type="float" office:value="118947" calcext:value-type="float">
            <text:p>118947</text:p>
          </table:table-cell>
        </table:table-row>
        <table:table-row table:style-name="ro1">
          <table:table-cell office:value-type="string" calcext:value-type="string">
            <text:p><text:a xlink:href="https://de.wikipedia.org/wiki/Brandenburg_an_der_Havel" xlink:type="simple">Brandenburg an der Havel</text:a>, Stadt</text:p>
          </table:table-cell>
          <table:table-cell office:value-type="float" office:value="72184" calcext:value-type="float">
            <text:p>72184</text:p>
          </table:table-cell>
        </table:table-row>
        <table:table-row table:style-name="ro2">
          <table:table-cell office:value-type="string" calcext:value-type="string">
            <text:p><text:a xlink:href="https://de.wikipedia.org/wiki/Herne" xlink:type="simple">Herne</text:a>, Stadt</text:p>
          </table:table-cell>
          <table:table-cell office:value-type="float" office:value="156449" calcext:value-type="float">
            <text:p>156449</text:p>
          </table:table-cell>
        </table:table-row>
        <table:table-row table:style-name="ro1">
          <table:table-cell office:value-type="string" calcext:value-type="string">
            <text:p><text:a xlink:href="https://de.wikipedia.org/wiki/Frankfurt_(Oder)" xlink:type="simple">Frankfurt (Oder)</text:a>, Stadt</text:p>
          </table:table-cell>
          <table:table-cell office:value-type="float" office:value="57751" calcext:value-type="float">
            <text:p>57751</text:p>
          </table:table-cell>
        </table:table-row>
        <table:table-row table:style-name="ro2">
          <table:table-cell office:value-type="string" calcext:value-type="string">
            <text:p><text:a xlink:href="https://de.wikipedia.org/wiki/Landkreis_Vorpommern-Rügen" xlink:type="simple">Vorpommern-Rügen</text:a></text:p>
          </table:table-cell>
          <table:table-cell office:value-type="float" office:value="224702" calcext:value-type="float">
            <text:p>224702</text:p>
          </table:table-cell>
        </table:table-row>
        <table:table-row table:style-name="ro1">
          <table:table-cell office:value-type="string" calcext:value-type="string">
            <text:p><text:a xlink:href="https://de.wikipedia.org/wiki/Halle_(Saale)" xlink:type="simple">Halle (Saale)</text:a>, Stadt</text:p>
          </table:table-cell>
          <table:table-cell office:value-type="float" office:value="238762" calcext:value-type="float">
            <text:p>238762</text:p>
          </table:table-cell>
        </table:table-row>
        <table:table-row table:style-name="ro1">
          <table:table-cell office:value-type="string" calcext:value-type="string">
            <text:p><text:a xlink:href="https://de.wikipedia.org/wiki/Duisburg" xlink:type="simple">Duisburg</text:a>, Stadt</text:p>
          </table:table-cell>
          <table:table-cell office:value-type="float" office:value="498686" calcext:value-type="float">
            <text:p>498686</text:p>
          </table:table-cell>
        </table:table-row>
        <table:table-row table:style-name="ro1">
          <table:table-cell office:value-type="string" calcext:value-type="string">
            <text:p><text:a xlink:href="https://de.wikipedia.org/wiki/Gelsenkirchen" xlink:type="simple">Gelsenkirchen</text:a>, Stadt</text:p>
          </table:table-cell>
          <table:table-cell office:value-type="float" office:value="259645" calcext:value-type="float">
            <text:p>2596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2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2T20:27:34.979932234</meta:creation-date>
    <dc:date>2020-10-22T20:27:52.631911209</dc:date>
    <meta:editing-duration>PT17S</meta:editing-duration>
    <meta:editing-cycles>1</meta:editing-cycles>
    <meta:document-statistic meta:table-count="1" meta:cell-count="804" meta:object-count="0"/>
    <meta:generator>LibreOffice/6.0.7.3$Linux_X86_64 LibreOffice_project/00m0$Build-3</meta:generator>
  </office:meta>
</office:document-meta>
</file>